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uni-required-structure"/>Uni Required Structure<text:bookmark-end text:name="uni-required-structure"/></text:h>
      <text:list text:style-name="L1">
        <text:list-item>
          <text:p text:style-name="P1">Abstract</text:p>
        </text:list-item>
        <text:list-item>
          <text:p text:style-name="P1">Introduction</text:p>
        </text:list-item>
        <text:list-item>
          <text:p text:style-name="P1">Theory</text:p>
        </text:list-item>
        <text:list-item>
          <text:p text:style-name="P1">Implementation</text:p>
        </text:list-item>
        <text:list-item>
          <text:p text:style-name="P1">Results</text:p>
        </text:list-item>
        <text:list-item>
          <text:p text:style-name="P1">Conclusion</text:p>
        </text:list-item>
      </text:list>
      <text:h text:style-name="Heading_20_1" text:outline-level="1"><text:bookmark-start text:name="structure"/>Structure<text:bookmark-end text:name="structure"/></text:h>
      <text:list text:style-name="L2">
        <text:list-item>
          <text:p text:style-name="P2">Introduction</text:p>
          <text:list text:style-name="L3">
            <text:list-item>
              <text:p text:style-name="P3">Memory management in Linux</text:p>
            </text:list-item>
            <text:list-item>
              <text:p text:style-name="P3">Memory as the universal storage API</text:p>
            </text:list-item>
            <text:list-item>
              <text:p text:style-name="P3">What would be possible if memory would be the universal way to access resources?</text:p>
            </text:list-item>
            <text:list-item>
              <text:p text:style-name="P3">Why efficient memory synchronization is the missing key component</text:p>
            </text:list-item>
            <text:list-item>
              <text:p text:style-name="P3">High-level use cases for memory synchronization in the industry today</text:p>
            </text:list-item>
          </text:list>
        </text:list-item>
        <text:list-item>
          <text:p text:style-name="P2">Pull-Based Memory Synchronization with <text:span text:style-name="Source_Text">userfaultfd</text:span></text:p>
          <text:list text:style-name="L4">
            <text:list-item>
              <text:p text:style-name="P4">Plain language description of <text:span text:style-name="Source_Text">userfaultfd</text:span> (what are page faults)</text:p>
            </text:list-item>
            <text:list-item>
              <text:p text:style-name="P4">Exploring an alternative method by handling page faults using signals</text:p>
            </text:list-item>
            <text:list-item>
              <text:p text:style-name="P4">Handlers and registration</text:p>
            </text:list-item>
            <text:list-item>
              <text:p text:style-name="P4">History of <text:span text:style-name="Source_Text">userfaultfd</text:span></text:p>
            </text:list-item>
            <text:list-item>
              <text:p text:style-name="P4">Allocating the shared region</text:p>
            </text:list-item>
            <text:list-item>
              <text:p text:style-name="P4">Maximum shared region size is limited by available physical memory</text:p>
            </text:list-item>
            <text:list-item>
              <text:p text:style-name="P4">Transferring handler sockets between processes</text:p>
            </text:list-item>
            <text:list-item>
              <text:p text:style-name="P4">Implementing <text:span text:style-name="Source_Text">userfaultfd</text:span> bindings in Go</text:p>
            </text:list-item>
            <text:list-item>
              <text:p text:style-name="P4">Example usages of <text:span text:style-name="Source_Text">userfaultfd</text:span> in Go (byte slice, file, S3 object)</text:p>
            </text:list-item>
            <text:list-item>
              <text:p text:style-name="P4">Implications of not being able to catch writes to the region (its read-only)</text:p>
            </text:list-item>
            <text:list-item>
              <text:p text:style-name="P4">Design of a <text:span text:style-name="Source_Text">userfaultfd</text:span> backend (io.ReaderAt)</text:p>
            </text:list-item>
            <text:list-item>
              <text:p text:style-name="P4">Limiations: ~50MB/s of throughput</text:p>
            </text:list-item>
            <text:list-item>
              <text:p text:style-name="P4">Limitations of only being able to catch the first page fault (no way of updating the region)</text:p>
            </text:list-item>
            <text:list-item>
              <text:p text:style-name="P4">Implications of not being able to pull chunks before they are being accessed</text:p>
            </text:list-item>
            <text:list-item>
              <text:p text:style-name="P4">Limitations of only being able to pull chunks synchronously</text:p>
            </text:list-item>
            <text:list-item>
              <text:p text:style-name="P4">Benefits of minimal registration and latency overhead</text:p>
            </text:list-item>
            <text:list-item>
              <text:p text:style-name="P4">Benchmark: Sensitivity of <text:span text:style-name="Source_Text">userfaultfd</text:span> to network latency and throughput</text:p>
            </text:list-item>
          </text:list>
        </text:list-item>
        <text:list-item>
          <text:p text:style-name="P2">Push-Based Memory Synchronization with <text:span text:style-name="Source_Text">mmap</text:span> and Hashing</text:p>
          <text:list text:style-name="L5">
            <text:list-item>
              <text:p text:style-name="P5">Plain language description of this approach (mapping a file into memory, then syncing the file)</text:p>
            </text:list-item>
            <text:list-item>
              <text:p text:style-name="P5">Paging and swap in Linux</text:p>
            </text:list-item>
            <text:list-item>
              <text:p text:style-name="P5">Introduction to <text:span text:style-name="Source_Text">mmap</text:span> to map a file into a memory region</text:p>
            </text:list-item>
            <text:list-item>
              <text:p text:style-name="P5"><text:span text:style-name="Source_Text">MAP_SHARED</text:span> for writing changes back from the memory region to a file</text:p>
            </text:list-item>
            <text:list-item>
              <text:p text:style-name="P5">Caching with <text:span text:style-name="Source_Text">mmap</text:span>, why <text:span text:style-name="Source_Text">O_DIRECT</text:span> doesn’t work and what the role of <text:span text:style-name="Source_Text">msync</text:span> is</text:p>
            </text:list-item>
            <text:list-item>
              <text:p text:style-name="P5">Detecting writes to a file with <text:span text:style-name="Source_Text">inotify</text:span> and why this does not work for <text:span text:style-name="Source_Text">mmap</text:span></text:p>
            </text:list-item>
            <text:list-item>
              <text:p text:style-name="P5">Hashing (chunks of) the backing file in order to detect writes on a periodic basis</text:p>
            </text:list-item>
            <text:list-item>
              <text:p text:style-name="P5">Benchmark: Performance of different Go hashing algorithms for detecting writes</text:p>
            </text:list-item>
            <text:list-item>
              <text:p text:style-name="P5">Effects on maximum acceptable downtime due to CPU-bound limitations in having to calculate hashes and polling</text:p>
            </text:list-item>
            <text:list-item>
              <text:p text:style-name="P5">Introduction to delta synchronization protocols like rsync</text:p>
            </text:list-item>
            <text:list-item>
              <text:p text:style-name="P5">Implementation of a custom delta synchronization protocol with chunk support</text:p>
            </text:list-item>
            <text:list-item>
              <text:p text:style-name="P5">Multiplexing different synchronization streams in the protocol</text:p>
            </text:list-item>
            <text:list-item>
              <text:p text:style-name="P5">Benchmark: Throughput of this custom synchronization protocol vs. rsync (which hashes entire files)</text:p>
            </text:list-item>
            <text:list-item>
              <text:p text:style-name="P5">Using a central forwarding hub for star-based architectures with multiple destinations</text:p>
            </text:list-item>
            <text:list-item>
              <text:p text:style-name="P5">Limitations of only being able to catch writes, not reads to the region (its write-only, can’t add hosts later on)</text:p>
            </text:list-item>
          </text:list>
        </text:list-item>
        <text:list-item>
          <text:p text:style-name="P2">Push-Pull Memory Synchronization with a FUSE</text:p>
          <text:list text:style-name="L6">
            <text:list-item>
              <text:p text:style-name="P6">Plain language description of this approach (mapping a file into memory, catching reads/writes to/from the file with a custom filesystem)</text:p>
            </text:list-item>
            <text:list-item>
              <text:p text:style-name="P6">Methods for creating a new, custom file system (FUSE vs. in the kernel)</text:p>
            </text:list-item>
            <text:list-item>
              <text:p text:style-name="P6">STFS shows that it is possible to create file systems backed by complex data stores, e.g. a tape/non-random access stores</text:p>
            </text:list-item>
            <text:list-item>
              <text:p text:style-name="P6">Is not the best option for implementing this due to significant overhead and us only needing a single file to map</text:p>
            </text:list-item>
          </text:list>
        </text:list-item>
        <text:list-item>
          <text:p text:style-name="P2">Pull-Based Memory Synchronization with NBD</text:p>
          <text:list text:style-name="L7">
            <text:list-item>
              <text:p text:style-name="P7">Plain language description of this approach (mapping a block device into memory, catching reads/writes with a NBD server)</text:p>
            </text:list-item>
            <text:list-item>
              <text:p text:style-name="P7">Why NBD is the better choice compared to FUSE (much less complex interface)</text:p>
            </text:list-item>
            <text:list-item>
              <text:p text:style-name="P7">Overview of the NBD protocol</text:p>
            </text:list-item>
            <text:list-item>
              <text:p text:style-name="P7">Phases, actors and messages in the NBD protocol (negotiation, transmission)</text:p>
            </text:list-item>
            <text:list-item>
              <text:p text:style-name="P7">Minimal viable NBD protocol needs, and why only this minimal set is implemented</text:p>
            </text:list-item>
            <text:list-item>
              <text:p text:style-name="P7">Listing exports</text:p>
            </text:list-item>
            <text:list-item>
              <text:p text:style-name="P7">Limitations of NBD, esp. the kernel client and message sizes</text:p>
            </text:list-item>
            <text:list-item>
              <text:p text:style-name="P7">Reduced flexibility of NBD compared to FUSE (can still be used for e.g. linear media, but will offer fewer interfaces for optimization)</text:p>
            </text:list-item>
            <text:list-item>
              <text:p text:style-name="P7">Server backend interface design</text:p>
            </text:list-item>
            <text:list-item>
              <text:p text:style-name="P7">File backend example</text:p>
            </text:list-item>
            <text:list-item>
              <text:p text:style-name="P7">How the servers handling multiple users/connections</text:p>
            </text:list-item>
            <text:list-item>
              <text:p text:style-name="P7">Server handling in the NBD protocol implementation</text:p>
            </text:list-item>
            <text:list-item>
              <text:p text:style-name="P7">Using the kernel NBD client without CGO/with ioctls</text:p>
            </text:list-item>
            <text:list-item>
              <text:p text:style-name="P7">Finding an unused NBD device using <text:span text:style-name="Source_Text">sysfs</text:span></text:p>
            </text:list-item>
            <text:list-item>
              <text:p text:style-name="P7">Benchmark: <text:span text:style-name="Source_Text">nbd</text:span> kernel module quirks and how to detect whether a NBD device is open (polling <text:span text:style-name="Source_Text">sysfs</text:span> vs. <text:span text:style-name="Source_Text">udev</text:span>)</text:p>
            </text:list-item>
            <text:list-item>
              <text:p text:style-name="P7">Caching mechanisms and limitations (aligned reads) when opening the block device (<text:span text:style-name="Source_Text">O_DIRECT</text:span>)</text:p>
            </text:list-item>
            <text:list-item>
              <text:p text:style-name="P7">Future outlook: Using <text:span text:style-name="Source_Text">ublk</text:span> instead of NBD, allowing for potentially much faster concurrent access thanks to <text:span text:style-name="Source_Text">io_uring</text:span></text:p>
            </text:list-item>
            <text:list-item>
              <text:p text:style-name="P7">Why using BUSE to implement a NBD server would be possible but unrealistic (library &amp; docs situation, CGo)</text:p>
            </text:list-item>
            <text:list-item>
              <text:p text:style-name="P7"><text:span text:style-name="Source_Text">go-buse</text:span> as a preview of how such a CGo implementation could still work</text:p>
            </text:list-item>
            <text:list-item>
              <text:p text:style-name="P7">Alternatively implementing a new file system entirely in the kernel, only exposing a single file/block device to <text:span text:style-name="Source_Text">mmap</text:span> and optimizing the user space protocol for this</text:p>
            </text:list-item>
          </text:list>
        </text:list-item>
        <text:list-item>
          <text:p text:style-name="P2">Push-Pull Memory Synchronization with Mounts</text:p>
          <text:list text:style-name="L8">
            <text:list-item>
              <text:p text:style-name="P8">Plain language description of this approach (like NBD, but starting the client and server locally, then connecting the <text:span text:style-name="T1">server</text:span>’s backend to a backend)</text:p>
            </text:list-item>
            <text:list-item>
              <text:p text:style-name="P8">Benefits: Can use a secure wire protocol and more complex/abstract backends</text:p>
            </text:list-item>
            <text:list-item>
              <text:p text:style-name="P8">Mounting the block device as a path vs. file vs. slice: Benefits of <text:span text:style-name="Source_Text">mmap</text:span> (concurrent reads/writes)</text:p>
            </text:list-item>
            <text:list-item>
              <text:p text:style-name="P8">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8">Mount protocol actors, phases and state machine</text:p>
            </text:list-item>
            <text:list-item>
              <text:p text:style-name="P8">Chunking system for non-aligned reads/writes (arbitrary rwat and chunked rwat)</text:p>
            </text:list-item>
            <text:list-item>
              <text:p text:style-name="P8">Benchmark: Local vs. remote chunking</text:p>
            </text:list-item>
            <text:list-item>
              <text:p text:style-name="P8">Optimizing the mount process with the Managed Mount interface</text:p>
            </text:list-item>
            <text:list-item>
              <text:p text:style-name="P8">Pre- and post-copy systems and why we should combine them (see Optimizing Virtual Machine Live Migration without Shared Storage in Hybrid Clouds)</text:p>
            </text:list-item>
            <text:list-item>
              <text:p text:style-name="P8">Asynchronous background push system interface and how edge cases (like accessing dirty chunks as they are being pulled or being written to) are handled</text:p>
            </text:list-item>
            <text:list-item>
              <text:p text:style-name="P8">Preemptive background pulls interface</text:p>
            </text:list-item>
            <text:list-item>
              <text:p text:style-name="P8">Syncer interface</text:p>
            </text:list-item>
            <text:list-item>
              <text:p text:style-name="P8">Benchmark: Parallelizing startups and pulling n MBs as the device starts</text:p>
            </text:list-item>
            <text:list-item>
              <text:p text:style-name="P8">Using a pull heuristic function to optimize which chunks should be scheduled to be pulled first</text:p>
            </text:list-item>
            <text:list-item>
              <text:p text:style-name="P8">Internal rwat pipeline (create a graphic) for direct mounts vs. managed mounts</text:p>
            </text:list-item>
            <text:list-item>
              <text:p text:style-name="P8">Unit testing the rwats</text:p>
            </text:list-item>
            <text:list-item>
              <text:p text:style-name="P8">Comparing this mount API to other existing remote memory access APIs, e.g. “Remote Regions” (“Remote regions: a simple abstraction for remote memory”)</text:p>
            </text:list-item>
            <text:list-item>
              <text:p text:style-name="P8">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8">Potentially using Rust for this component to cut down on memory complexities and GC latencies</text:p>
            </text:list-item>
          </text:list>
        </text:list-item>
        <text:list-item>
          <text:p text:style-name="P2">Pull-Based Memory Synchronization with Migrations</text:p>
          <text:list text:style-name="L9">
            <text:list-item>
              <text:p text:style-name="P9">Plain language description of this approach (like NBD, but two phases to start the device and pull, then only flush the latest changes to minimize downtime)</text:p>
            </text:list-item>
            <text:list-item>
              <text:p text:style-name="P9">Inspired by live VM migration, where changes are continuously being pulled to the destination node until a % has been reached, after which the VM is migrated</text:p>
            </text:list-item>
            <text:list-item>
              <text:p text:style-name="P9">Migration protocol actors (seeders, leechers etc.), phases and state machine</text:p>
            </text:list-item>
            <text:list-item>
              <text:p text:style-name="P9">How the migration API is completely independent of a transport layer</text:p>
            </text:list-item>
            <text:list-item>
              <text:p text:style-name="P9">Switching from the seeder to the leecher state</text:p>
            </text:list-item>
            <text:list-item>
              <text:p text:style-name="P9">Using preemptive pulls and pull heuristics to optimize just like for the mounts</text:p>
            </text:list-item>
            <text:list-item>
              <text:p text:style-name="P9">Lifecycle of the migration API and why lockable rwats are required</text:p>
            </text:list-item>
            <text:list-item>
              <text:p text:style-name="P9">How a successful migration causes the <text:span text:style-name="Source_Text">Seeder</text:span> to exit</text:p>
            </text:list-item>
            <text:list-item>
              <text:p text:style-name="P9">The role of maximum acceptable downtime</text:p>
            </text:list-item>
            <text:list-item>
              <text:p text:style-name="P9">The role of <text:span text:style-name="Source_Text">Track()</text:span>, concurrent access and consistency guarantees vs. mounts (where the source must not change)</text:p>
            </text:list-item>
            <text:list-item>
              <text:p text:style-name="P9">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9">Benchmark: Maximum acceptable downtime for a migration scenario with the Managed Mount API vs the Migration API</text:p>
            </text:list-item>
          </text:list>
        </text:list-item>
        <text:list-item>
          <text:p text:style-name="P2">Optimizing Mounts and Migrations</text:p>
          <text:list text:style-name="L10">
            <text:list-item>
              <text:p text:style-name="P10">Encryption of memory regions and the wire protocol</text:p>
            </text:list-item>
            <text:list-item>
              <text:p text:style-name="P10">Authentication of the protocol</text:p>
            </text:list-item>
            <text:list-item>
              <text:p text:style-name="P10">DoS vulnerabilities in the NBD protocol (large message sizes; not meant for the public internet) and why the indirection of client &amp; server on each node is needed</text:p>
            </text:list-item>
            <text:list-item>
              <text:p text:style-name="P10">Mitigating DoS vulnerabilities in the <text:span text:style-name="Source_Text">ReadAt</text:span>/<text:span text:style-name="Source_Text">WriteAt</text:span> RPCs with <text:span text:style-name="Source_Text">maxChunkSize</text:span> and/or client-side chunking</text:p>
            </text:list-item>
            <text:list-item>
              <text:p text:style-name="P10">Critical <text:span text:style-name="Source_Text">Finalizing</text:span> state in the migration API and how it could be remedied</text:p>
            </text:list-item>
            <text:list-item>
              <text:p text:style-name="P10">How network outages are handled in the mount and migration API</text:p>
            </text:list-item>
            <text:list-item>
              <text:p text:style-name="P10">Analyzing the file and memory backend implementations</text:p>
            </text:list-item>
            <text:list-item>
              <text:p text:style-name="P10">Analyzing the directory backend</text:p>
            </text:list-item>
            <text:list-item>
              <text:p text:style-name="P10">Analyzing the dudirekta, gRPC and fRPC backends</text:p>
            </text:list-item>
            <text:list-item>
              <text:p text:style-name="P10">Benchmark: Latency till first n chunks <text:span text:style-name="T1">and</text:span> throughput for dudirekta, gRPC and fRPC backends (how they are affected by having/not having connection pooling and/or concurrent RPCs)</text:p>
            </text:list-item>
            <text:list-item>
              <text:p text:style-name="P10">Benchmark: Effect of tuning the amount of push/pull workers in high-latency scenarios</text:p>
            </text:list-item>
            <text:list-item>
              <text:p text:style-name="P10">Analyzing the Redis backend</text:p>
            </text:list-item>
            <text:list-item>
              <text:p text:style-name="P10">Analyzing the S3 backend</text:p>
            </text:list-item>
            <text:list-item>
              <text:p text:style-name="P10">Analyzing the Cassandra backend</text:p>
            </text:list-item>
            <text:list-item>
              <text:p text:style-name="P10">Benchmark: Latency and throughput of all benchmarks on localhost and in a realistic latency and throughput scenario</text:p>
            </text:list-item>
            <text:list-item>
              <text:p text:style-name="P10">Effects of slow disks/memory on local backends, and why direct mounts can outperform managed mounts in tests on localhosts</text:p>
            </text:list-item>
            <text:list-item>
              <text:p text:style-name="P10">Using P2P vs. star architectures for mounts and migrations</text:p>
            </text:list-item>
            <text:list-item>
              <text:p text:style-name="P10">Looking back at all options and comparing ease of implementation, CPU load and network traffic between them</text:p>
            </text:list-item>
          </text:list>
        </text:list-item>
        <text:list-item>
          <text:p text:style-name="P2">Case Studies</text:p>
          <text:list text:style-name="L11">
            <text:list-item>
              <text:p text:style-name="P11"><text:span text:style-name="Source_Text">ram-dl</text:span> as an example of using the direct mount API for extending system memory</text:p>
            </text:list-item>
            <text:list-item>
              <text:p text:style-name="P11"><text:span text:style-name="Source_Text">tapisk</text:span> as an example of using the managed mount API for a file system with very high latencies, linear access and asynchronous to/from fast local memory vs. STFS</text:p>
            </text:list-item>
            <text:list-item>
              <text:p text:style-name="P11">Migration app state (e.g. TODO list) between two hosts in a universal (underlying memory) manner</text:p>
            </text:list-item>
            <text:list-item>
              <text:p text:style-name="P11">Mounting remote file systems as managed mounts and combining the benefits of traditional FUSE mounts (e.g. s3-fuse) with Google Drive-style synchronization</text:p>
            </text:list-item>
            <text:list-item>
              <text:p text:style-name="P11">Using manged mounts for remote SQLite databases without having to download it first</text:p>
            </text:list-item>
            <text:list-item>
              <text:p text:style-name="P11">Streaming video formats like e.g. MP4 that don’t support streaming due to indexes/compression</text:p>
            </text:list-item>
            <text:list-item>
              <text:p text:style-name="P11">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1">Executing remote binaries or scrips that don’t need to be scanned first without having to fully download them</text:p>
            </text:list-item>
          </text:list>
        </text:list-item>
        <text:list-item>
          <text:p text:style-name="P2">Conclusion</text:p>
          <text:list text:style-name="L12">
            <text:list-item>
              <text:p text:style-name="P12">Looking back at all synchronization options and comparing ease of implementation, CPU load and network traffic between them</text:p>
            </text:list-item>
            <text:list-item>
              <text:p text:style-name="P12">Summary of the different approaches, and how the new solutions might make it possible to use memory as the universal access format</text:p>
            </text:list-item>
            <text:list-item>
              <text:p text:style-name="P12">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3">
        <text:list-item>
          <text:p text:style-name="P13">Pull-Based Memory Synchronization with <text:span text:style-name="Source_Text">userfaultfd</text:span></text:p>
          <text:list text:style-name="L14">
            <text:list-item>
              <text:p text:style-name="P14">Page faults occur when a process tries to access a memory region that has not yet been mapped into a process’ address space</text:p>
            </text:list-item>
            <text:list-item>
              <text:p text:style-name="P14">By listening to these page faults, we know when a process wants to access a specific piece of memory</text:p>
            </text:list-item>
            <text:list-item>
              <text:p text:style-name="P14">We can use this to then pull the chunk of memory from a remote, map it to the address on which the page fault occured, thus only fetching data when it is required</text:p>
            </text:list-item>
            <text:list-item>
              <text:p text:style-name="P14">Usually, handling page faults is something that the kernel does</text:p>
            </text:list-item>
            <text:list-item>
              <text:p text:style-name="P14">In our case, we want to handle page faults in userspace</text:p>
            </text:list-item>
            <text:list-item>
              <text:p text:style-name="P14">In the past, this used to be possible by handling the <text:span text:style-name="Source_Text">SIGSEGV</text:span> signal in the process</text:p>
            </text:list-item>
            <text:list-item>
              <text:p text:style-name="P14">In our case however, we can use a recent system called <text:span text:style-name="Source_Text">userfaultfd</text:span> to do this in a more elegant way (available since kernel 4.11)</text:p>
            </text:list-item>
            <text:list-item>
              <text:p text:style-name="P14"><text:span text:style-name="Source_Text">userfaultfd</text:span> allows handling these page faults in userspace</text:p>
            </text:list-item>
            <text:list-item>
              <text:p text:style-name="P14">Implementing this in Go was quite tricky, and it involves using <text:span text:style-name="Source_Text">unsafe</text:span></text:p>
            </text:list-item>
            <text:list-item>
              <text:p text:style-name="P14">We can use the <text:span text:style-name="Source_Text">syscall</text:span> and <text:span text:style-name="Source_Text">unix</text:span> packages to interact with <text:span text:style-name="Source_Text">ioctl</text:span> etc.</text:p>
            </text:list-item>
            <text:list-item>
              <text:p text:style-name="P1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4">The region that should be handled can be allocated with e.g. <text:span text:style-name="Source_Text">mmap</text:span></text:p>
            </text:list-item>
            <text:list-item>
              <text:p text:style-name="P1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4">Passing file descriptors between processes is possible by using a UNIX socket (code snippet from https://github.com/loopholelabs/userfaultfd-go/blob/master/pkg/transfer/unix.go)</text:p>
            </text:list-item>
            <text:list-item>
              <text:p text:style-name="P14">Once we have received the socket we need to register the handler for the API to use</text:p>
            </text:list-item>
            <text:list-item>
              <text:p text:style-name="P1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4">That means we can use almost any <text:span text:style-name="Source_Text">io.ReaderAt</text:span> as a backend for a <text:span text:style-name="Source_Text">userfaultfd-go</text:span> registered object</text:p>
            </text:list-item>
            <text:list-item>
              <text:p text:style-name="P14">We know that access will always be aligned to 4 KB chunks/the system page size, so we can assume a chunk size on the server based on that</text:p>
            </text:list-item>
            <text:list-item>
              <text:p text:style-name="P1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4">As we can see, using <text:span text:style-name="Source_Text">userfaultfd</text:span> we are able to map almost any object into memory</text:p>
            </text:list-item>
            <text:list-item>
              <text:p text:style-name="P14">This approach is very clean and has comparatively little overhead, but also has significant architecture-related problems that limit its uses</text:p>
            </text:list-item>
            <text:list-item>
              <text:p text:style-name="P1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This prevents us from using this approach for remote resources that update over</text:p>
            </text:list-item>
            <text:list-item>
              <text:p text:style-name="P14">Also prevents us from using it for things that might have concurrent writers/shared resources, since there would be no way of updating the conflicting section</text:p>
            </text:list-item>
            <text:list-item>
              <text:p text:style-name="P14">Essentially makes this system only usable for a read-only “mount” of a remote resource, not really synchronization</text:p>
            </text:list-item>
            <text:list-item>
              <text:p text:style-name="P14">Also prevents pulling chunks before they are being accessed without layers of indirection</text:p>
            </text:list-item>
            <text:list-item>
              <text:p text:style-name="P14">The <text:span text:style-name="Source_Text">userfaultfd</text:span> API socket is also synchronous, so each chunk needs to be sent one after the other, meaning that it is very vulnerable to long RTT values</text:p>
            </text:list-item>
            <text:list-item>
              <text:p text:style-name="P14">Also means that the initial latency will be at minimum the RTT to the remote source, and (without caching) so will be each future request</text:p>
            </text:list-item>
            <text:list-item>
              <text:p text:style-name="P14">The biggest problem however: All of these drawbacks mean that in real-life usecases, the maximum throughput, even if a local process handles page faults on a modern computer, is ~50MB/s</text:p>
            </text:list-item>
            <text:list-item>
              <text:p text:style-name="P14">Benchmark: Sensitivity of <text:span text:style-name="Source_Text">userfaultfd</text:span> to network latency and throughput</text:p>
            </text:list-item>
            <text:list-item>
              <text:p text:style-name="P14">In summary, while this approach is interesting and very idiomatic to Go, for most data, esp. larger datasets and in high-latency scenarios/in WAN, we need a better solution</text:p>
            </text:list-item>
          </text:list>
        </text:list-item>
        <text:list-item>
          <text:p text:style-name="P13">Push-Based Memory Synchronization with <text:span text:style-name="Source_Text">mmap</text:span> and Hashing</text:p>
          <text:list text:style-name="L15">
            <text:list-item>
              <text:p text:style-name="P15">This approach tries to improve on <text:span text:style-name="Source_Text">userfaultfd</text:span> by switching to push-based synchronization method</text:p>
            </text:list-item>
            <text:list-item>
              <text:p text:style-name="P15">Instead of reacting to page faults, this one a file to track changes to a memory region</text:p>
            </text:list-item>
            <text:list-item>
              <text:p text:style-name="P15">By synchronizing the file representing the memory region between two systems, we can effectively synchronize the memory region itself</text:p>
            </text:list-item>
            <text:list-item>
              <text:p text:style-name="P15">In Linux, swap space allows Linux to move chunks of memory to disk or other swap partition if the fast speed of RAM is not needed (“paging out”)</text:p>
            </text:list-item>
            <text:list-item>
              <text:p text:style-name="P15">Similarly to this, Linux can also load missing chunks from a disk</text:p>
            </text:list-item>
            <text:list-item>
              <text:p text:style-name="P15">This works similarly to how <text:span text:style-name="Source_Text">userfaultfd</text:span> handled page faults, except this time it doesn’t need to go through user space, which can make it much faster</text:p>
            </text:list-item>
            <text:list-item>
              <text:p text:style-name="P15">We can do this by using <text:span text:style-name="Source_Text">mmap</text:span>, which allows us to map a file into memory</text:p>
            </text:list-item>
            <text:list-item>
              <text:p text:style-name="P15">By default, <text:span text:style-name="Source_Text">mmap</text:span> doesn’t write changes from a file back into memory, no matter if the file descriptor passed to it would allow it to or not</text:p>
            </text:list-item>
            <text:list-item>
              <text:p text:style-name="P15">We can however add the <text:span text:style-name="Source_Text">MAP_SHARED</text:span> flag; this tells the kernel to write back changes to the memory region to the corresponding regions of the backing file</text:p>
            </text:list-item>
            <text:list-item>
              <text:p text:style-name="P15">Linux caches reads to such a backing file, so only the first page fault would be answered by fetching from disk, just like with <text:span text:style-name="Source_Text">userfaultfd</text:span></text:p>
            </text:list-item>
            <text:list-item>
              <text:p text:style-name="P1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5">In order to synchronize changes to the region between hosts by syncing the underlying file, we need to have the changes actually be represented in the file, which is why <text:span text:style-name="Source_Text">msync</text:span> is critical</text:p>
            </text:list-item>
            <text:list-item>
              <text:p text:style-name="P15">For files, you can use <text:span text:style-name="Source_Text">O_DIRECT</text:span> to skip this kernel caching if your process already does caching on its own, but this flag is ignored by the <text:span text:style-name="Source_Text">mmap</text:span></text:p>
            </text:list-item>
            <text:list-item>
              <text:p text:style-name="P15">Usually, one would use <text:span text:style-name="Source_Text">inotify</text:span> to watch changes to a file</text:p>
            </text:list-item>
            <text:list-item>
              <text:p text:style-name="P15"><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5">It is also possible to filter only the events that we need to sync the writes, making it the perfect choice for this use case</text:p>
            </text:list-item>
            <text:list-item>
              <text:p text:style-name="P15">For technical reasons however (mostly because the file is represented by a memory region), Linux doesn’t fire these events for <text:span text:style-name="Source_Text">mmap</text:span>ed files though, so we can’t use it</text:p>
            </text:list-item>
            <text:list-item>
              <text:p text:style-name="P15">The next best option are two: Either polling for file attribute changes (e.g. last write), or by continously hashing the file to check if it has changed</text:p>
            </text:list-item>
            <text:list-item>
              <text:p text:style-name="P15">Polling on its own has a lot of downsides, like it adding a guaranteed minimum latency by virtue of having to wait for the next polling cycle</text:p>
            </text:list-item>
            <text:list-item>
              <text:p text:style-name="P15">This negatively impacts a maximum allowed downtime scenario, where the overhead of polling can make or break a system</text:p>
            </text:list-item>
            <text:list-item>
              <text:p text:style-name="P15">Hashing the entire file is also a naturally IO- and CPU-intensive process because the entire file needs to be read at some point</text:p>
            </text:list-item>
            <text:list-item>
              <text:p text:style-name="P15">Still, polling &amp; hashing is probably the only reliable way of detecting changes to a file</text:p>
            </text:list-item>
            <text:list-item>
              <text:p text:style-name="P15">When picking algorithms for this hashing process, the most important metric to consider is the throughput with which it can compute hashes, as well as the change of collisions</text:p>
            </text:list-item>
            <text:list-item>
              <text:p text:style-name="P15">Benchmark: Performance of different Go hashing algorithms for detecting writes</text:p>
            </text:list-item>
            <text:list-item>
              <text:p text:style-name="P15">Instead of hashing the entire file, then syncing the entire file, we can want to really sync only the parts of the file that have changed between two polling iterations</text:p>
            </text:list-item>
            <text:list-item>
              <text:p text:style-name="P15">We can do this by opening up the file multiple times, then hashing individual offsets, and aggregating the chunks that have changed</text:p>
            </text:list-item>
            <text:list-item>
              <text:p text:style-name="P15">If the underlying hashing algorithm is CPU-bound, this also allows for better concurrent processing</text:p>
            </text:list-item>
            <text:list-item>
              <text:p text:style-name="P15">Increases the initial latency/overhead by having to open up multiple file descriptors</text:p>
            </text:list-item>
            <text:list-item>
              <text:p text:style-name="P15">Benchmark: Hashing the chunks individually vs. hashing the entire file</text:p>
            </text:list-item>
            <text:list-item>
              <text:p text:style-name="P15">But this can not only increase the speed of each individual polling tick, it can also drastically decrease the amount of data that needs to be transferred since only the delta needs to be synchronized</text:p>
            </text:list-item>
            <text:list-item>
              <text:p text:style-name="P15">Hashing and/or syncing individual chunks that have changed is a common practice</text:p>
            </text:list-item>
            <text:list-item>
              <text:p text:style-name="P15">The probably most popular tool for file synchronization like this is rsync</text:p>
            </text:list-item>
            <text:list-item>
              <text:p text:style-name="P15">When the delta-transfer algorithm for rsync is active, it computes the difference between the local and the remote file, and then synchronizes the changes</text:p>
            </text:list-item>
            <text:list-item>
              <text:p text:style-name="P15">The delta sync algorithm first does file block division</text:p>
            </text:list-item>
            <text:list-item>
              <text:p text:style-name="P15">The file on the destination is divided into fixed-size blocks</text:p>
            </text:list-item>
            <text:list-item>
              <text:p text:style-name="P15">For each block in the destination, a weak and fast checksum is calculated</text:p>
            </text:list-item>
            <text:list-item>
              <text:p text:style-name="P15">The checksums are sent over to the source</text:p>
            </text:list-item>
            <text:list-item>
              <text:p text:style-name="P15">On the source, the same checksum calculation process is run, and compared against the checksums that were sent over (matching block identification)</text:p>
            </text:list-item>
            <text:list-item>
              <text:p text:style-name="P15">Once the changed blocks are known, the source sends over the offset of each block and the changed block’s data to the destination</text:p>
            </text:list-item>
            <text:list-item>
              <text:p text:style-name="P15">When a block is received, the destination writes the chunk to the specified offset, reconstructing the file</text:p>
            </text:list-item>
            <text:list-item>
              <text:p text:style-name="P15">Once one polling interval is done, the process begins again</text:p>
            </text:list-item>
            <text:list-item>
              <text:p text:style-name="P15">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5">For this protocol specifically, we send the changed file’s name as the first message when starting the synchronization, but a simple multiplexing system could easily be implemented by sending a file ID with each message</text:p>
            </text:list-item>
            <text:list-item>
              <text:p text:style-name="P15">Similarly to <text:span text:style-name="Source_Text">userfaultfd</text:span>, this system also has limitations</text:p>
            </text:list-item>
            <text:list-item>
              <text:p text:style-name="P15">While <text:span text:style-name="Source_Text">userfaultfd</text:span> was only able to catch reads, this system is only able to catch writes to the file</text:p>
            </text:list-item>
            <text:list-item>
              <text:p text:style-name="P15">Essentially this system is write-only, and it is very inefficient to add hosts to the network later on</text:p>
            </text:list-item>
            <text:list-item>
              <text:p text:style-name="P15">As a result, if there are many possible destinations to migrate state too, a star-based architecture with a central forwarding hub can be used</text:p>
            </text:list-item>
            <text:list-item>
              <text:p text:style-name="P15">The static topology of this approach can be used to only ever require hashing on one of the destinations and the source instead of all of them</text:p>
            </text:list-item>
            <text:list-item>
              <text:p text:style-name="P15">This way, we only need to push the changes to one component (the hub), instead of having to push them to each destination on their own</text:p>
            </text:list-item>
            <text:list-item>
              <text:p text:style-name="P15">The hub simply forwards the messages to all the other destinations</text:p>
            </text:list-item>
            <text:list-item>
              <text:p text:style-name="P15">Benchmark: Throughput of this custom synchronization protocol vs. rsync (which hashes entire files)</text:p>
            </text:list-item>
          </text:list>
        </text:list-item>
        <text:list-item>
          <text:p text:style-name="P13">Push-Pull Memory Synchronization with a FUSE</text:p>
          <text:list text:style-name="L16">
            <text:list-item>
              <text:p text:style-name="P16">Since the push method requires polling and is very CPU and I/O intensive, and <text:span text:style-name="Source_Text">userfaultfd-go</text:span> has too low of a throughput, a better solution is needed</text:p>
            </text:list-item>
            <text:list-item>
              <text:p text:style-name="P16">What if we could still get the events for the writes and reads without having to use <text:span text:style-name="Source_Text">userfaultfd-go</text:span> or hashing?</text:p>
            </text:list-item>
            <text:list-item>
              <text:p text:style-name="P16">We can create a custom file system in Linux and load it as a kernel module</text:p>
            </text:list-item>
            <text:list-item>
              <text:p text:style-name="P16">This file system could then intercept reads/writes to/from the <text:span text:style-name="Source_Text">mmap</text:span>ed region, making it possible to respond to them with a custom backend</text:p>
            </text:list-item>
            <text:list-item>
              <text:p text:style-name="P16">But such a system would need to run in the kernel directly, which leads to a lot of potential drawbacks</text:p>
            </text:list-item>
            <text:list-item>
              <text:p text:style-name="P16">While it is possible to write kernel modules with Rust instead of C these days, a lot of problems remain</text:p>
            </text:list-item>
            <text:list-item>
              <text:p text:style-name="P16">Kernel modules aren’t portable; they are built for a specific kernel, which makes them hard to distribute to users</text:p>
            </text:list-item>
            <text:list-item>
              <text:p text:style-name="P16">A kernel file system is able to skip having to go through user space and thus save on context switching, but that will also mean that it will run in the kernel address space, making for a poor level of isolation</text:p>
            </text:list-item>
            <text:list-item>
              <text:p text:style-name="P16">Iterating on a kernel module is much harder than iterating on a program running in user space</text:p>
            </text:list-item>
            <text:list-item>
              <text:p text:style-name="P16">If we want the user to be able to provide their own backends from/to which to pull/push, that will still require communication between user space and the kernel</text:p>
            </text:list-item>
            <text:list-item>
              <text:p text:style-name="P16">So while adding this implementation in the kernel would be possible, it would also be very complex</text:p>
            </text:list-item>
            <text:list-item>
              <text:p text:style-name="P16">In order to implement file systems in user space, we can use the FUSE API</text:p>
            </text:list-item>
            <text:list-item>
              <text:p text:style-name="P16">Here, a user space program registers itself with the FUSE kernel module</text:p>
            </text:list-item>
            <text:list-item>
              <text:p text:style-name="P16">This program provides callbacks for the file system operations, e.g. for <text:span text:style-name="Source_Text">open</text:span>, <text:span text:style-name="Source_Text">read</text:span>, <text:span text:style-name="Source_Text">write</text:span> etc.</text:p>
            </text:list-item>
            <text:list-item>
              <text:p text:style-name="P1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6">This makes it much easier to create a file system compared to writing it in the kernel, as it can run in user space</text:p>
            </text:list-item>
            <text:list-item>
              <text:p text:style-name="P16">It is also much safer as no custom kernel module is required and an error in the FUSE or the backend can’t crash the entire kernel</text:p>
            </text:list-item>
            <text:list-item>
              <text:p text:style-name="P16">Unlike a file system implemented as a kernel module, this layer of indirection makes the file system portable, since it only needs to communicate with the FUSE module</text:p>
            </text:list-item>
            <text:list-item>
              <text:p text:style-name="P16">It is possible to use even very complex and at first view non-compatible backends as a FUSE file system’s backend</text:p>
            </text:list-item>
            <text:list-item>
              <text:p text:style-name="P16">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6">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6">For example, STFS used a tape drive as the backend, which is not random access, but instead append-only and linear (https://github.com/pojntfx/stfs/blob/main/pkg/operations/update.go)</text:p>
            </text:list-item>
            <text:list-item>
              <text:p text:style-name="P16">By using an on-disk index and access optimizations, the resulting file system was still performant enough to be used, and supported almost all features required for the average user</text:p>
            </text:list-item>
            <text:list-item>
              <text:p text:style-name="P16">FUSE does however also have downsides</text:p>
            </text:list-item>
            <text:list-item>
              <text:p text:style-name="P16">It operates in user space, which means that it needs to do context switching</text:p>
            </text:list-item>
            <text:list-item>
              <text:p text:style-name="P16">Some advanced features aren’t available for a FUSE</text:p>
            </text:list-item>
            <text:list-item>
              <text:p text:style-name="P16">The overhead of FUSE (and implementing a completely custom file system) for synchronizing memory is still significant</text:p>
            </text:list-item>
            <text:list-item>
              <text:p text:style-name="P16">If possible, the optimal solution would be to not expose a full file system to track changes, but rather a single file</text:p>
            </text:list-item>
            <text:list-item>
              <text:p text:style-name="P16">As a result of this, the significant implementation overhead of such a file system led to it not being chosen</text:p>
            </text:list-item>
          </text:list>
        </text:list-item>
        <text:list-item>
          <text:p text:style-name="P13">Pull-Based Memory Synchronization with NBD</text:p>
          <text:list text:style-name="L17">
            <text:list-item>
              <text:p text:style-name="P17">As hinted at before, a better API would be able to catch reads/writes to a single <text:span text:style-name="Source_Text">mmap</text:span>ed file instead of having to implement a complete file system</text:p>
            </text:list-item>
            <text:list-item>
              <text:p text:style-name="P17">It does however not have to be an actual file, a block device also works</text:p>
            </text:list-item>
            <text:list-item>
              <text:p text:style-name="P17">In Linux, block devices are (typically storage) devices that support reading/writing fixed chunks (blocks) of data</text:p>
            </text:list-item>
            <text:list-item>
              <text:p text:style-name="P17">We can <text:span text:style-name="Source_Text">mmap</text:span> a block device in the same way that we can <text:span text:style-name="Source_Text">mmap</text:span> a file</text:p>
            </text:list-item>
            <text:list-item>
              <text:p text:style-name="P17">Similarly to how a file system can be implemented in a kernel module, a block device is typically implemented as a kernel module/in kernel space</text:p>
            </text:list-item>
            <text:list-item>
              <text:p text:style-name="P17">However, the same security, portability and developer experience issues as with the former also apply here</text:p>
            </text:list-item>
            <text:list-item>
              <text:p text:style-name="P17">Instead of implementing a FUSE to solve this, we can create a NBD (network block device) server that can be used by the kernel NBD module similarly to how the process that connected to the FUSE kernel module functioned</text:p>
            </text:list-item>
            <text:list-item>
              <text:p text:style-name="P17">The difference between a FUSE and NBD is that a NBD server doesn’t provide a file system</text:p>
            </text:list-item>
            <text:list-item>
              <text:p text:style-name="P17">A NBD server provides the storage device that (typically) hosts a file system, which means that the interface for it is much, much simpler</text:p>
            </text:list-item>
            <text:list-item>
              <text:p text:style-name="P17">The implementation overhead of a NBD server’s backend is much more similar to how <text:span text:style-name="Source_Text">userfaultfd-go</text:span> works, rather than a FUSE</text:p>
            </text:list-item>
            <text:list-item>
              <text:p text:style-name="P17">NBD uses a protocol to communicate between a server (provided by user space) and a client (provided by the NBD kernel module)</text:p>
            </text:list-item>
            <text:list-item>
              <text:p text:style-name="P17">The protocol can run over WAN, but is really mostly meant for LAN or localhost usage</text:p>
            </text:list-item>
            <text:list-item>
              <text:p text:style-name="P17">It has two phases: Handshake and transmission</text:p>
            </text:list-item>
            <text:list-item>
              <text:p text:style-name="P17">There are two actors in the protocol: One or multiple clients, the server and the virtual concept of an export</text:p>
            </text:list-item>
            <text:list-item>
              <text:p text:style-name="P17">When the client connects to the server, the server sends a greeting message with the server’s flags</text:p>
            </text:list-item>
            <text:list-item>
              <text:p text:style-name="P17">The client responds with its own flags and an export name (a single NBD server can expose multiple devices) to use</text:p>
            </text:list-item>
            <text:list-item>
              <text:p text:style-name="P17">The server sends the export’s size and other metadata, after which the client acknowledges the received data and the handshake is complete</text:p>
            </text:list-item>
            <text:list-item>
              <text:p text:style-name="P17">After the handshake, the client and server start exchanging commands and replies</text:p>
            </text:list-item>
            <text:list-item>
              <text:p text:style-name="P17">A command can be any of the basic operations needed to access a block device, e.g. read, write or flush</text:p>
            </text:list-item>
            <text:list-item>
              <text:p text:style-name="P17">Depending on the command, it can also contain data (such as the chunk to be written), offsets, lengths and more</text:p>
            </text:list-item>
            <text:list-item>
              <text:p text:style-name="P17">Replies can contain an error, success value or data depending on the reply’s type</text:p>
            </text:list-item>
            <text:list-item>
              <text:p text:style-name="P17">NBD is however limited in some respects; the maximum message size is 32 MB, but the maximum block/chunk size supported by the kernel is just 4096 KB, making it a suboptimal protocol to run over WAN, esp. in high latency scenarios</text:p>
            </text:list-item>
            <text:list-item>
              <text:p text:style-name="P17">The protocol also allows for listing exports, making it possible to e.g. list multiple memory regions on a single server</text:p>
            </text:list-item>
            <text:list-item>
              <text:p text:style-name="P17">NBD is an older protocol with multiple different handshake versions and legacy features</text:p>
            </text:list-item>
            <text:list-item>
              <text:p text:style-name="P17">Since the purpose of NBD in this use case is minimal and both the server and the client are typically controlled, it makes sense to only implement the latest recommended versions and the baseline feature set</text:p>
            </text:list-item>
            <text:list-item>
              <text:p text:style-name="P17">The baseline feature set requires no TLS, the latest “fixed newstyle” handshake, the ability to list and choose an export, as well as the read, write and disc(onnect) commands and replies</text:p>
            </text:list-item>
            <text:list-item>
              <text:p text:style-name="P17">As such, the protocol is very simple to implement</text:p>
            </text:list-item>
            <text:list-item>
              <text:p text:style-name="P1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7">This is, for the narrow memory synchronization use case, however more of a feature than a bug</text:p>
            </text:list-item>
            <text:list-item>
              <text:p text:style-name="P17">Due to the lack of pre-existing libraries, a new pure Go NBD library was implemented</text:p>
            </text:list-item>
            <text:list-item>
              <text:p text:style-name="P17">This library does not rely on CGo/a pre-existing C library, meaning that a lot of context switching can be skipped</text:p>
            </text:list-item>
            <text:list-item>
              <text:p text:style-name="P1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7">A good example backend that maps well to a block device is the file backend (code snippet from https://github.com/pojntfx/go-nbd/blob/main/pkg/backend/file.go)</text:p>
            </text:list-item>
            <text:list-item>
              <text:p text:style-name="P17">The key difference here to the way backends were designed in <text:span text:style-name="Source_Text">userfaultfd-go</text:span> is that they can also handle writes</text:p>
            </text:list-item>
            <text:list-item>
              <text:p text:style-name="P1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7">This means that systems that are peer-to-peer (e.g. WebRTC), and thus don’t provide a TCP-style <text:span text:style-name="Source_Text">accept</text:span> syscall can still be used easily</text:p>
            </text:list-item>
            <text:list-item>
              <text:p text:style-name="P17">It also allows for easily hosting NBD and other services on the same TCP socket</text:p>
            </text:list-item>
            <text:list-item>
              <text:p text:style-name="P17">The server encodes/decodes messages with the <text:span text:style-name="Source_Text">binary</text:span> package (code snippet from https://github.com/pojntfx/go-nbd/blob/main/pkg/server/nbd.go#L73-L76)</text:p>
            </text:list-item>
            <text:list-item>
              <text:p text:style-name="P17">To make it easier to parse, the headers and other structured messages are modeled as Go structs (code snippet from https://github.com/pojntfx/go-nbd/blob/main/pkg/protocol/negotiation.go)</text:p>
            </text:list-item>
            <text:list-item>
              <text:p text:style-name="P17">The handshake is implemented using a simple for loop, which either returns on error or breaks</text:p>
            </text:list-item>
            <text:list-item>
              <text:p text:style-name="P17">The actual transmission phase is done similarly, by reading in a header, switching on the message type and reading/sending the relevant data/reply</text:p>
            </text:list-item>
            <text:list-item>
              <text:p text:style-name="P17">The server is completely in user space, there are no kernel components involved here</text:p>
            </text:list-item>
            <text:list-item>
              <text:p text:style-name="P17">The NBD client however is implemented by using the kernel NBD client</text:p>
            </text:list-item>
            <text:list-item>
              <text:p text:style-name="P17">In order to use it, one needs to find a free NBD device first</text:p>
            </text:list-item>
            <text:list-item>
              <text:p text:style-name="P17">NBD devices are pre-created by the NBD kernel module and more can be specified with the <text:span text:style-name="Source_Text">nbds_max</text:span> parameter</text:p>
            </text:list-item>
            <text:list-item>
              <text:p text:style-name="P1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7">The handshake for the NBD client is negotiated in user space by the Go program</text:p>
            </text:list-item>
            <text:list-item>
              <text:p text:style-name="P17">Simple for loop, basically the same as for the server (code snippet from https://github.com/pojntfx/go-nbd/blob/main/pkg/client/nbd.go#L221-L288)</text:p>
            </text:list-item>
            <text:list-item>
              <text:p text:style-name="P17">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7">The <text:span text:style-name="Source_Text">DO_IT</text:span> syscall never returns, meaning that an external system must be used to detect whether the device is actually ready</text:p>
            </text:list-item>
            <text:list-item>
              <text:p text:style-name="P17">Two ways of detecting whether the device is ready: By polling <text:span text:style-name="Source_Text">sysfs</text:span> for the size parameter, or by using <text:span text:style-name="Source_Text">udev</text:span></text:p>
            </text:list-item>
            <text:list-item>
              <text:p text:style-name="P17"><text:span text:style-name="Source_Text">udev</text:span> manages devices in Linux</text:p>
            </text:list-item>
            <text:list-item>
              <text:p text:style-name="P1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7">By using <text:span text:style-name="Source_Text">O_DIRECT</text:span> however, it is possible to skip the kernel caching layer and write all changes directly to the NBD client/server</text:p>
            </text:list-item>
            <text:list-item>
              <text:p text:style-name="P17">This is particularly useful if both the client and server are on the local system, and if the amount of time spent on <text:span text:style-name="Source_Text">sync</text:span>ing should be as small as possible</text:p>
            </text:list-item>
            <text:list-item>
              <text:p text:style-name="P17">It does however require reads and writes on the device node to be aligned to the system’s page size, which is possible to implement with a client-side chunking system but does require application-specific code</text:p>
            </text:list-item>
            <text:list-item>
              <text:p text:style-name="P17">NBD is a battle-tested solution for this with fairly good performance, but in the future a more lean implemenation called <text:span text:style-name="Source_Text">ublk</text:span> could also be used</text:p>
            </text:list-item>
            <text:list-item>
              <text:p text:style-name="P17"><text:span text:style-name="Source_Text">ublk</text:span> uses <text:span text:style-name="Source_Text">io_uring</text:span>, which means that it could potentially allow for much faster concurrent access</text:p>
            </text:list-item>
            <text:list-item>
              <text:p text:style-name="P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7">The <text:span text:style-name="Source_Text">io_uring</text:span> architecture promises lower latency and better throughput</text:p>
            </text:list-item>
            <text:list-item>
              <text:p text:style-name="P17">Because it is however still experimental and docs are lacking, NBD was chosen</text:p>
            </text:list-item>
            <text:list-item>
              <text:p text:style-name="P17">Another option of implementing a block device is BUSE (block devices in user space)</text:p>
            </text:list-item>
            <text:list-item>
              <text:p text:style-name="P17">BUSE is similar to FUSE in nature, and similarly to it has a kernel and user space server component</text:p>
            </text:list-item>
            <text:list-item>
              <text:p text:style-name="P17">Similarly to <text:span text:style-name="Source_Text">ublk</text:span> however, BUSE is experimental</text:p>
            </text:list-item>
            <text:list-item>
              <text:p text:style-name="P17">Client libraries in Go are also experimental, preventing it from being used as easily as NBD</text:p>
            </text:list-item>
            <text:list-item>
              <text:p text:style-name="P17">Similarly so, a CUSE could be implemented (char device in user space)</text:p>
            </text:list-item>
            <text:list-item>
              <text:p text:style-name="P17">CUSE is a very flexible way of defining a char (and thus block) device, but also lacks documentation</text:p>
            </text:list-item>
            <text:list-item>
              <text:p text:style-name="P17">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7">The only way of implementing it without too much overhead however is CGo, which comes with its own overhead</text:p>
            </text:list-item>
            <text:list-item>
              <text:p text:style-name="P17">It also requires calling Go closures from C code, which is complicated (code snippet from https://github.com/pojntfx/webpipe/blob/main/pkg/cuse/bindings.go#L79-L132)</text:p>
            </text:list-item>
            <text:list-item>
              <text:p text:style-name="P17">Implementing closures is possible by using the <text:span text:style-name="Source_Text">userdata</text:span> parameter in the CUSE C API (code snippet from https://github.com/pojntfx/webpipe/blob/main/pkg/cuse/cuse.c#L20-L22)</text:p>
            </text:list-item>
            <text:list-item>
              <text:p text:style-name="P17">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7">Even with this however, it is hard to implement even a simple backend, and the CGo overhead is a significant drawback (code snippet from https://github.com/pojntfx/webpipe/blob/main/pkg/devices/trace_device.go)</text:p>
            </text:list-item>
            <text:list-item>
              <text:p text:style-name="P17">The last alternative to NBD devices would be to extend the kernel with a new construct that allows for essentially a virtual file to be <text:span text:style-name="Source_Text">mmap</text:span>ed, not a block device</text:p>
            </text:list-item>
            <text:list-item>
              <text:p text:style-name="P17">This could use a custom protocol that is optimized for this use case instead of a full block device</text:p>
            </text:list-item>
            <text:list-item>
              <text:p text:style-name="P17">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3">Push-Pull Memory Synchronization with Mounts</text:p>
          <text:list text:style-name="L18">
            <text:list-item>
              <text:p text:style-name="P18">Usually, the NBD server and client don’t run on the same system</text:p>
            </text:list-item>
            <text:list-item>
              <text:p text:style-name="P18">NBD was originally designed to used as a LAN protocol to access a remote hard disk</text:p>
            </text:list-item>
            <text:list-item>
              <text:p text:style-name="P18">As mentioned before, NBD can run over WAN, but is not designed for this</text:p>
            </text:list-item>
            <text:list-item>
              <text:p text:style-name="P18">The biggest problem with running NBD over a public network, even if TLS is enabled is latency</text:p>
            </text:list-item>
            <text:list-item>
              <text:p text:style-name="P18">Individual chunks would only be fetched to the local system as they are being accessed, adding a guaranteed minimum latency of at least the RTT</text:p>
            </text:list-item>
            <text:list-item>
              <text:p text:style-name="P18">Instead of directly connecting a client to a remote server, we add a layer of indirection, called a <text:span text:style-name="Source_Text">Mount</text:span> that consists of both a client and a server, both running on the local system</text:p>
            </text:list-item>
            <text:list-item>
              <text:p text:style-name="P18">We then connect the server to the backend with an API that is better suited for WAN usage</text:p>
            </text:list-item>
            <text:list-item>
              <text:p text:style-name="P18">This also makes it possible to implement smart pull/push strategies instead of simply directly writing to/from the network (“managed mounts”)</text:p>
            </text:list-item>
            <text:list-item>
              <text:p text:style-name="P18">The server and client are connected by creating a connected UNIX socket pair (code snippet from https://github.com/pojntfx/r3map/blob/main/pkg/mount/path_direct.go#L59-L62)</text:p>
            </text:list-item>
            <text:list-item>
              <text:p text:style-name="P1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8">Using the <text:span text:style-name="Source_Text">mmap</text:span>/slice approach has a few benefits</text:p>
            </text:list-item>
            <text:list-item>
              <text:p text:style-name="P18">First, it makes it possible to use the byte slice directly as though it were a byte slice allocated by <text:span text:style-name="Source_Text">make</text:span>, except its transparently mapped to the (remote) backend</text:p>
            </text:list-item>
            <text:list-item>
              <text:p text:style-name="P18"><text:span text:style-name="Source_Text">mmap</text:span>/the byte slices also swaps out the syscall-based file interface with a random access one, which allows for faster concurrent reads from the underlying backend</text:p>
            </text:list-item>
            <text:list-item>
              <text:p text:style-name="P18">Alternatively, it would also be possible to format the server’s backend or the block device using standard file system tools</text:p>
            </text:list-item>
            <text:list-item>
              <text:p text:style-name="P18">When the device then becomes ready, it can be mounted to a directory on the system</text:p>
            </text:list-item>
            <text:list-item>
              <text:p text:style-name="P18">This way it is possible to <text:span text:style-name="Source_Text">mmap</text:span> one or multiple files on the mounted file system instead of <text:span text:style-name="Source_Text">mmap</text:span>ing the block device directly</text:p>
            </text:list-item>
            <text:list-item>
              <text:p text:style-name="P18">This allows for handling multiple remote regions using a single server, and thus saving on initialization time and overhead</text:p>
            </text:list-item>
            <text:list-item>
              <text:p text:style-name="P18">Using a proper file system however does introduce both storage overhead and complexity, which is why e.g. the FUSE approach was not chosen</text:p>
            </text:list-item>
            <text:list-item>
              <text:p text:style-name="P18">The simplest form of the mount API is the direct mount API</text:p>
            </text:list-item>
            <text:list-item>
              <text:p text:style-name="P18">This API simply swaps out NBD for a transport-independent RPC framework, but does not do additional optimizations</text:p>
            </text:list-item>
            <text:list-item>
              <text:p text:style-name="P18">It has two simple actors: A client and a server, with only the server providing methods to be called (code snippet from https://github.com/pojntfx/r3map/blob/main/pkg/services/backend.go#L14-L19)</text:p>
            </text:list-item>
            <text:list-item>
              <text:p text:style-name="P18">The protocol as such is stateless, as there is only a simple remote read/write interface (add state machine and sequence diagram here)</text:p>
            </text:list-item>
            <text:list-item>
              <text:p text:style-name="P18">One additional layer that needs to be implemented however is proper chunking support</text:p>
            </text:list-item>
            <text:list-item>
              <text:p text:style-name="P18">While we can specify a chunk size for the NBD client in the form of a block size, we can only go up to 4 KB chunks</text:p>
            </text:list-item>
            <text:list-item>
              <text:p text:style-name="P18">For scenarios where the RTT between the backend and server is large, it might make sense to use a much larger chunk size for the actual networked transfers</text:p>
            </text:list-item>
            <text:list-item>
              <text:p text:style-name="P1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8">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8">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8">One such <text:span text:style-name="Source_Text">ReadWriterAt</text:span> is the <text:span text:style-name="Source_Text">ArbitraryReadWriterAt</text:span> (code snippet from https://github.com/pojntfx/r3map/blob/main/pkg/chunks/arbitrary_rwat.go)</text:p>
            </text:list-item>
            <text:list-item>
              <text:p text:style-name="P18">It allows breaking down a larger data stream into smaller chunks</text:p>
            </text:list-item>
            <text:list-item>
              <text:p text:style-name="P18">In <text:span text:style-name="Source_Text">ReadAt</text:span>, it calculates the index of the chunk that the offset falls into and the position within the offsets</text:p>
            </text:list-item>
            <text:list-item>
              <text:p text:style-name="P18">It then reads the entire chunk from the backend into a buffer, copies the necessary portion of the buffer into the input slice, and repeats the process until all requested data is read</text:p>
            </text:list-item>
            <text:list-item>
              <text:p text:style-name="P18">Similarly for the writer, it calculates the chunk’s index and offset</text:p>
            </text:list-item>
            <text:list-item>
              <text:p text:style-name="P18">If an entire chunk is being written to, it bypasses the chunking system, and writes it directly to not have to unnecessarily copy the data twice</text:p>
            </text:list-item>
            <text:list-item>
              <text:p text:style-name="P18">If only parts of a chunk need to be written, it first reads the complete chunk into a buffer, modifies the buffer with the data that has changed, and writes the entire chunk back, until all data has been written</text:p>
            </text:list-item>
            <text:list-item>
              <text:p text:style-name="P18">This simple implementation can be used to allow for writing data of arbitrary length at arbitrary offsets, even if the backend only supports a few chunks</text:p>
            </text:list-item>
            <text:list-item>
              <text:p text:style-name="P18">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8">This is particularly useful when the client is expected to do the chunking, and the server simply checks that the chunking system’s chunk size is respected</text:p>
            </text:list-item>
            <text:list-item>
              <text:p text:style-name="P18">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8">It is possible to do the chunking in two places; on the mount API’s side, and on the (potentially remote) backend’s side</text:p>
            </text:list-item>
            <text:list-item>
              <text:p text:style-name="P18">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8">Benchmark: Local vs. remote chunking</text:p>
            </text:list-item>
            <text:list-item>
              <text:p text:style-name="P1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8">In order to improve on this, a more advanced API (the managed mount API) was created</text:p>
            </text:list-item>
            <text:list-item>
              <text:p text:style-name="P18">A field that tries to optimize for this use case is live migration of VMs</text:p>
            </text:list-item>
            <text:list-item>
              <text:p text:style-name="P18">Live migration refers to moving a virtual machine, its state and connected devices from one host to another with as little downtime as possible</text:p>
            </text:list-item>
            <text:list-item>
              <text:p text:style-name="P18">There are two types of such migration algorithms; pre-copy and post-copy migration</text:p>
            </text:list-item>
            <text:list-item>
              <text:p text:style-name="P18">Pre-copy migration works by copying data from the source to the destination as the VM continues to run (or in the case of a generic migration, app/other state continues being written to)</text:p>
            </text:list-item>
            <text:list-item>
              <text:p text:style-name="P18">First, the initial state of the VM’s memory is copied to the destination</text:p>
            </text:list-item>
            <text:list-item>
              <text:p text:style-name="P18">If, during the push, chunks are being modified, they are being marked as dirty</text:p>
            </text:list-item>
            <text:list-item>
              <text:p text:style-name="P18">These dirty chunks are being copied over to the destination until the number of remaining chunks is small enough to satisfy a maximum downtime criteria</text:p>
            </text:list-item>
            <text:list-item>
              <text:p text:style-name="P18">Once this is the case, the VM is suspended on the source, and the remaining chunks are synced over to destination</text:p>
            </text:list-item>
            <text:list-item>
              <text:p text:style-name="P18">Once the transfer is complete, the VM is resumed on the destination</text:p>
            </text:list-item>
            <text:list-item>
              <text:p text:style-name="P18">This process is helpful since the VM is always available in full on either the source or the destination, and it is resilient to a network outage occurring during the synchronization</text:p>
            </text:list-item>
            <text:list-item>
              <text:p text:style-name="P18">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8">An alternative to pre-copy migration</text:p>
            </text:list-item>
            <text:list-item>
              <text:p text:style-name="P18">In this approach, the VM is immediately suspended on the source, moved to the destination with only a minimal set of chunks</text:p>
            </text:list-item>
            <text:list-item>
              <text:p text:style-name="P18">After the VM has been moved to the destination, it is resumed</text:p>
            </text:list-item>
            <text:list-item>
              <text:p text:style-name="P18">If the VM tries to access a chunk on the destination, a page fault is raised, and the missing page is fetched from the source, and the VM continues to execute</text:p>
            </text:list-item>
            <text:list-item>
              <text:p text:style-name="P18">The benefit of post-copy migration is that it does not require re-transmitting dirty chunks to the destination before the maximum tolerable downtime is reached</text:p>
            </text:list-item>
            <text:list-item>
              <text:p text:style-name="P18">The big drawback of post-copy migration is that it can result in longer migration times, because the chunks need to be fetched from the network on-demand, which is very latency/RTT-sensitive</text:p>
            </text:list-item>
            <text:list-item>
              <text:p text:style-name="P18">For the managed mount API, both paradigms were implemented</text:p>
            </text:list-item>
            <text:list-item>
              <text:p text:style-name="P18">The managed mount API is primarily intended as an API for reading from a remote resource and then syncing changes back to it however, not migrating a resource between two hosts</text:p>
            </text:list-item>
            <text:list-item>
              <text:p text:style-name="P18">The migration API (will be discussed later) is a more well-optimized version for this use case</text:p>
            </text:list-item>
            <text:list-item>
              <text:p text:style-name="P18">The pre-copy API is implemented in the form of preemptive pulls based on another <text:span text:style-name="Source_Text">ReaderAt</text:span></text:p>
            </text:list-item>
            <text:list-item>
              <text:p text:style-name="P18">The <text:span text:style-name="Source_Text">Puller</text:span> component asynchronously pulls chunks in the background (code snipped from https://github.com/pojntfx/r3map/blob/main/pkg/chunks/puller.go)</text:p>
            </text:list-item>
            <text:list-item>
              <text:p text:style-name="P18">It allows passing in a pull heuristic function, which it uses to determine which chunks should be pulled in which order</text:p>
            </text:list-item>
            <text:list-item>
              <text:p text:style-name="P18">Many applications commonly access certain bits of data first</text:p>
            </text:list-item>
            <text:list-item>
              <text:p text:style-name="P18">If a resource should be available locally as quickly as possible, then using the correct pull heuristic can help a lot</text:p>
            </text:list-item>
            <text:list-item>
              <text:p text:style-name="P18">For example, if the data pulled consists of a header, then using a pull heuristic that pulls these header chunks first can be of help</text:p>
            </text:list-item>
            <text:list-item>
              <text:p text:style-name="P18">If a file system is being synchronized, and the superblocks of the file system are being stored in a known pattern, the pull heuristic can be used to fetch these superblocks first</text:p>
            </text:list-item>
            <text:list-item>
              <text:p text:style-name="P18">If a format like MP4, which has an index, is used then said index can be fetched first, be accessed first and during the time needed to parse the index, the remaining data can be pulled in the background</text:p>
            </text:list-item>
            <text:list-item>
              <text:p text:style-name="P18">After sorting the chunks, the puller starts a fixed number of worker threads in the background, each of which ask for a chunk to pull</text:p>
            </text:list-item>
            <text:list-item>
              <text:p text:style-name="P18">Note that the puller itself does not copy to/from a destination; this use case is handled by a separate component</text:p>
            </text:list-item>
            <text:list-item>
              <text:p text:style-name="P18">It simply reads from the provided <text:span text:style-name="Source_Text">ReaderAt</text:span>, which is then expected to handle the actual copying on its own</text:p>
            </text:list-item>
            <text:list-item>
              <text:p text:style-name="P18">The actual copy logic is provided by the <text:span text:style-name="Source_Text">SyncedReadWriterAt</text:span> instead</text:p>
            </text:list-item>
            <text:list-item>
              <text:p text:style-name="P18">This component takes both a remote reader and a local <text:span text:style-name="Source_Text">ReadWriterAt</text:span></text:p>
            </text:list-item>
            <text:list-item>
              <text:p text:style-name="P18">If a chunk is read, e.g. by the puller component calling <text:span text:style-name="Source_Text">ReadAt</text:span>, it is tracked and market as remote by adding it to a local map</text:p>
            </text:list-item>
            <text:list-item>
              <text:p text:style-name="P18">The chunk is then read from the remote reader and written to the local <text:span text:style-name="Source_Text">ReadWriterAt</text:span>, and is then marked as locally available, so that on the second read it is fetched locally directly</text:p>
            </text:list-item>
            <text:list-item>
              <text:p text:style-name="P18">A callback is then called which can be used to monitor the pull process</text:p>
            </text:list-item>
            <text:list-item>
              <text:p text:style-name="P18">Note that if it is used in a pipeline with the <text:span text:style-name="Source_Text">Puller</text:span>, this also means that if a chunk which hasn’t been fetched asynchronously yet will be scheduled to be pulled immediately</text:p>
            </text:list-item>
            <text:list-item>
              <text:p text:style-name="P18">WriteAt also starts by tracking a chunk, but then immediately marks the chunk as available locally no matter whether it has been pulled before</text:p>
            </text:list-item>
            <text:list-item>
              <text:p text:style-name="P18">The combination of the <text:span text:style-name="Source_Text">SyncedReadWriterAt</text:span> and the <text:span text:style-name="Source_Text">Puller</text:span> component implements the pull post-copy system in a modular and testable way</text:p>
            </text:list-item>
            <text:list-item>
              <text:p text:style-name="P18">Unlike the usual way of only fetching chunks when they are available however, this system also allows fetching them pre-emptively, gaining some benefits of pre-copy migration, too</text:p>
            </text:list-item>
            <text:list-item>
              <text:p text:style-name="P18">Using this <text:span text:style-name="Source_Text">Puller</text:span> interface, it is possible to implement a read-only managed mount</text:p>
            </text:list-item>
            <text:list-item>
              <text:p text:style-name="P18">This is very similar the <text:span text:style-name="Source_Text">rr+</text:span> prefetching mechanism from “Remote Regions” (reference atc18-aguilera)</text:p>
            </text:list-item>
            <text:list-item>
              <text:p text:style-name="P18">In order to also be able to write back however, it needs to have a push system as well</text:p>
            </text:list-item>
            <text:list-item>
              <text:p text:style-name="P18">This push system is being started in parallel with the pull system</text:p>
            </text:list-item>
            <text:list-item>
              <text:p text:style-name="P18">It also takes a local and a remote <text:span text:style-name="Source_Text">ReadWriterAt</text:span></text:p>
            </text:list-item>
            <text:list-item>
              <text:p text:style-name="P18">Chunks that have changed/are pushable are marked with <text:span text:style-name="Source_Text">MarkOffsetPushable</text:span> (code snippet from https://github.com/pojntfx/r3map/blob/main/pkg/mount/path_managed.go#L171C24-L185)</text:p>
            </text:list-item>
            <text:list-item>
              <text:p text:style-name="P18">This integrates with the callbacks supplied by the syncer, which ensures that we don’t sync back changes that have been pulled but not modified, only the ones that have been changed locally</text:p>
            </text:list-item>
            <text:list-item>
              <text:p text:style-name="P18">Once opened, the pusher starts a new goroutine in the background which calls <text:span text:style-name="Source_Text">Sync</text:span> in a set recurring interval (code snippet from https://github.com/pojntfx/r3map/blob/main/pkg/chunks/pusher.go)</text:p>
            </text:list-item>
            <text:list-item>
              <text:p text:style-name="P18">Once sync is called by this background worker system or manually, it launches workers in the background</text:p>
            </text:list-item>
            <text:list-item>
              <text:p text:style-name="P18">These workers all wait for a chunk to handle</text:p>
            </text:list-item>
            <text:list-item>
              <text:p text:style-name="P18">Once a worker receives a chunk, it reads it from the local <text:span text:style-name="Source_Text">ReadWriter</text:span>, and copies it to the remote</text:p>
            </text:list-item>
            <text:list-item>
              <text:p text:style-name="P18">Safe access is ensures by individually locking each chunk</text:p>
            </text:list-item>
            <text:list-item>
              <text:p text:style-name="P18">The pusher also serves as a step in the <text:span text:style-name="Source_Text">ReadWriterAt</text:span> pipeline</text:p>
            </text:list-item>
            <text:list-item>
              <text:p text:style-name="P18">In order to do this, it exposes <text:span text:style-name="Source_Text">ReadAt</text:span> and <text:span text:style-name="Source_Text">WriteAt</text:span></text:p>
            </text:list-item>
            <text:list-item>
              <text:p text:style-name="P1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8">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8">For a read-only scenario, the <text:span text:style-name="Source_Text">Pusher</text:span> step is simply skipped (code snippet from https://github.com/pojntfx/r3map/blob/main/pkg/mount/path_managed.go#L142-L169)</text:p>
            </text:list-item>
            <text:list-item>
              <text:p text:style-name="P18">If no background pulls are enabled, the creation of the <text:span text:style-name="Source_Text">Puller</text:span> is simply skipped (code snippet from https://github.com/pojntfx/r3map/blob/main/pkg/mount/path_managed.go#L187-L222)</text:p>
            </text:list-item>
            <text:list-item>
              <text:p text:style-name="P18">This setup allows pulling from the remote <text:span text:style-name="Source_Text">ReadWriterAt</text:span> before the NBD device is open</text:p>
            </text:list-item>
            <text:list-item>
              <text:p text:style-name="P18">This means that we can start pulling in the background as the NBD client and server are still starting (code snippet from https://github.com/pojntfx/r3map/blob/main/pkg/mount/path_managed.go#L251-L272)</text:p>
            </text:list-item>
            <text:list-item>
              <text:p text:style-name="P18">These two components typically start fairly quickly, but can still take multiple ms</text:p>
            </text:list-item>
            <text:list-item>
              <text:p text:style-name="P18">Often, it takes as long as one RTT, so parallelizing this startup process can significantly reduce the initial latency and pre-emptively pull quite a bit of data</text:p>
            </text:list-item>
            <text:list-item>
              <text:p text:style-name="P18">Benchmark: Parallelizing startups and pulling n MBs as the device starts</text:p>
            </text:list-item>
            <text:list-item>
              <text:p text:style-name="P18">Using this benchmark and simple interface also makes the entire system very testable</text:p>
            </text:list-item>
            <text:list-item>
              <text:p text:style-name="P1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8">With all of these components in place, the managed mounts API serves as a fast and efficient option to access almost any remote resource in memory</text:p>
            </text:list-item>
            <text:list-item>
              <text:p text:style-name="P18">Similarly to how the direct mounts API used the basic path mount to build the file and <text:span text:style-name="Source_Text">mmap</text:span> interfaces, the managed mount builds on this interface in order to provide the same interfaces</text:p>
            </text:list-item>
            <text:list-item>
              <text:p text:style-name="P18">It is however a bit more complicated for the lifecycle to work</text:p>
            </text:list-item>
            <text:list-item>
              <text:p text:style-name="P1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8">This is done through a hooks system (code snippet from https://github.com/pojntfx/r3map/blob/main/pkg/mount/file_managed.go#L34-L37)</text:p>
            </text:list-item>
            <text:list-item>
              <text:p text:style-name="P18">The same hooks system is also used to implement the correct lifecycle when <text:span text:style-name="Source_Text">Close</text:span>ing the mount</text:p>
            </text:list-item>
            <text:list-item>
              <text:p text:style-name="P18">While the managed mounts API mostly works, there are some issues with it being implemented in Go</text:p>
            </text:list-item>
            <text:list-item>
              <text:p text:style-name="P18">This is mostly due to deadlocking issues; if the GC tries to release memory, it has to stop the world</text:p>
            </text:list-item>
            <text:list-item>
              <text:p text:style-name="P18">If the <text:span text:style-name="Source_Text">mmap</text:span> API is used, it is possible that the GC tries to manage the underlying slice, or tries to release memory as data is being copied from the mount</text:p>
            </text:list-item>
            <text:list-item>
              <text:p text:style-name="P1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This is fixable by simply starting the server in separate thread, and then <text:span text:style-name="Source_Text">mmap</text:span>ing</text:p>
            </text:list-item>
            <text:list-item>
              <text:p text:style-name="P18">Issues like this however are hard to fix, and point to Go potentially not being the correct language to use for this part of the system</text:p>
            </text:list-item>
            <text:list-item>
              <text:p text:style-name="P18">In the future, using a language without a GC (such as Rust) could provide a good alternative</text:p>
            </text:list-item>
            <text:list-item>
              <text:p text:style-name="P18">While the current API is Go-specific, it could also be exposed through a different interface to make it usable in Go</text:p>
            </text:list-item>
            <text:list-item>
              <text:p text:style-name="P18">A similar approach was made in RegionFS (reference atc18-aguilera)</text:p>
            </text:list-item>
            <text:list-item>
              <text:p text:style-name="P18">RegionFS is implemented as a kernel module, but it is functionally similar to how this API exposes a NBD device for memory interaction</text:p>
            </text:list-item>
            <text:list-item>
              <text:p text:style-name="P18">In RegionFS, the regions file system is mounted to a path, which then exposes regions as virtual files</text:p>
            </text:list-item>
            <text:list-item>
              <text:p text:style-name="P1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8">By using standard utilities like <text:span text:style-name="Source_Text">open</text:span> and <text:span text:style-name="Source_Text">chmod</text:span>, this API usable from different programming languages with ease</text:p>
            </text:list-item>
            <text:list-item>
              <text:p text:style-name="P18">Unlike the managed mounts API however, the system proposed in Remote Regions is mostly intended for private usecases with a limited amount of hosts and in LAN, with low-RTT connections</text:p>
            </text:list-item>
            <text:list-item>
              <text:p text:style-name="P18">It is also not designed to be used for a potential migration scenarios, which the modular approach of r3map allows for</text:p>
            </text:list-item>
            <text:list-item>
              <text:p text:style-name="P18">While Remote Regions’ file system approach does allow for authorization based on permissions, it doesn’t specify how authentication could work</text:p>
            </text:list-item>
            <text:list-item>
              <text:p text:style-name="P18">In terms of the wire protocol, Remote Regions also seems to target mostly LAN with protocols like RDMA comm modules, while r3map targets mostly WAN with a pluggable transport protocol interface</text:p>
            </text:list-item>
          </text:list>
        </text:list-item>
        <text:list-item>
          <text:p text:style-name="P13">Pull-Based Memory Synchronization with Migrations</text:p>
          <text:list text:style-name="L19">
            <text:list-item>
              <text:p text:style-name="P19">We have now implemented a managed mounts API</text:p>
            </text:list-item>
            <text:list-item>
              <text:p text:style-name="P19">This API allows for efficient access to a remote resource through memory</text:p>
            </text:list-item>
            <text:list-item>
              <text:p text:style-name="P19">It is however not well suited for a migration scenario</text:p>
            </text:list-item>
            <text:list-item>
              <text:p text:style-name="P19">For migrations, more optimization is needed to minimize the maximum acceptable downtime</text:p>
            </text:list-item>
            <text:list-item>
              <text:p text:style-name="P19">The flexible architecture of the <text:span text:style-name="Source_Text">ReadWriterAt</text:span> components allow the reuse of lots of code for both use cases</text:p>
            </text:list-item>
            <text:list-item>
              <text:p text:style-name="P19">For the migration, the process is split into two distinct phases</text:p>
            </text:list-item>
            <text:list-item>
              <text:p text:style-name="P19">The same preemptive background pulls and parallelized device/syncer startup can be used, but the push process is dropped</text:p>
            </text:list-item>
            <text:list-item>
              <text:p text:style-name="P19">The two phases allow pulling the majority of the data first, and only finalize the move later with the remaining data</text:p>
            </text:list-item>
            <text:list-item>
              <text:p text:style-name="P19">This is inspired by the pre-copy approach to VM live migration, but also allows for some of the benefits of the post-copy approach as we’ll see later</text:p>
            </text:list-item>
            <text:list-item>
              <text:p text:style-name="P19">Why is this useful? A constraint for the mount-based API that we haven’t mentioned before is that it doesn’t allow safe concurrent access of a resource by two readers or writers at the same time</text:p>
            </text:list-item>
            <text:list-item>
              <text:p text:style-name="P19">This poses a problem for migration, where the downtime is what should be optimized for, as the VM or app that is writing to the source device would need to be suspended before the transfer could begin</text:p>
            </text:list-item>
            <text:list-item>
              <text:p text:style-name="P19">This adds very significant latency, which is a problem</text:p>
            </text:list-item>
            <text:list-item>
              <text:p text:style-name="P19">The mount API was also designed in such a way as to make it hard to share a resource this way</text:p>
            </text:list-item>
            <text:list-item>
              <text:p text:style-name="P19">The remote backend for example API doesn’t itself provide a mount to access the underlying data, which further complicates migration by not implementing a migration lifecycle</text:p>
            </text:list-item>
            <text:list-item>
              <text:p text:style-name="P19">To fix this, the migration API defines two new actors: The seeder and the leecher</text:p>
            </text:list-item>
            <text:list-item>
              <text:p text:style-name="P19">The seeder represents a resource that can be migrated from/a host that exposes a migratable resource</text:p>
            </text:list-item>
            <text:list-item>
              <text:p text:style-name="P19">The leecher represents a client that wants to migrate a resource to itself</text:p>
            </text:list-item>
            <text:list-item>
              <text:p text:style-name="P19">Initially, the protocol starts by running an application with the application’s state on the seeder’s mount</text:p>
            </text:list-item>
            <text:list-item>
              <text:p text:style-name="P19">When a leecher connects to the seeder, the seeder starts tracking any writes to it’s mount</text:p>
            </text:list-item>
            <text:list-item>
              <text:p text:style-name="P19">The leecher starts pulling chunks from the seeder to it’s local backend</text:p>
            </text:list-item>
            <text:list-item>
              <text:p text:style-name="P1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9">The leecher then marks these chunks as remote, immediately resumes the VM, and queues them to be pulled immediately</text:p>
            </text:list-item>
            <text:list-item>
              <text:p text:style-name="P1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9">This way, the maximum tolerable downtime can be drastically reduced, and dirty chunks don’t need to be re-transmitted multiple times</text:p>
            </text:list-item>
            <text:list-item>
              <text:p text:style-name="P1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9">Unlike the remote backend, a seeder also exposes a mount through a path, file or byte slice, so that as the migration is happening, the underlying data can still be accessed by the application</text:p>
            </text:list-item>
            <text:list-item>
              <text:p text:style-name="P1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9">When <text:span text:style-name="Source_Text">Sync</text:span> is called, the changed chunks are returned and the de-duplicated store is cleared</text:p>
            </text:list-item>
            <text:list-item>
              <text:p text:style-name="P19">A benefit of the protocol being defined in such a way that only the client ever calls an RPC, not the other way around, is that the transport layer/RPC system is completely interchangeable</text:p>
            </text:list-item>
            <text:list-item>
              <text:p text:style-name="P1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9">This abstract struct can then be used as the backend for any RPC framework, e.g. for gRPC (code snippet https://github.com/pojntfx/r3map/blob/main/pkg/services/seeder_grpc.go)</text:p>
            </text:list-item>
            <text:list-item>
              <text:p text:style-name="P19">The leecher then takes this abstract API as an argument</text:p>
            </text:list-item>
            <text:list-item>
              <text:p text:style-name="P19">As soon as the leecher is opened, it calls track on the seeder, and in parallel starts the device (code snippet from https://github.com/pojntfx/r3map/blob/main/pkg/migration/path_leecher.go#L144-L203)</text:p>
            </text:list-item>
            <text:list-item>
              <text:p text:style-name="P19">The leecher introduces a new component, the <text:span text:style-name="Source_Text">LockableReadWriterAt</text:span>, into its internal pipeline (add graphic of the internal pipeline)</text:p>
            </text:list-item>
            <text:list-item>
              <text:p text:style-name="P1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9">Once the leecher has started the device, it sets up a syncer (code snippet from https://github.com/pojntfx/r3map/blob/main/pkg/migration/path_leecher.go#L214-L252)</text:p>
            </text:list-item>
            <text:list-item>
              <text:p text:style-name="P19">A callback can be used to monitor the pull process (code snippet from https://github.com/pojntfx/r3map/blob/main/cmd/r3map-migration-benchmark/main.go#L544-L548)</text:p>
            </text:list-item>
            <text:list-item>
              <text:p text:style-name="P19">As described before, after a satisfactory local availability level has been reached, <text:span text:style-name="Source_Text">Finalize</text:span> can be called</text:p>
            </text:list-item>
            <text:list-item>
              <text:p text:style-name="P1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9">Once the leecher has exited, a seeder can be started, to allow for migrating from the destination to another destination again</text:p>
            </text:list-item>
            <text:list-item>
              <text:p text:style-name="P19">A interesting question to ask with the two-step migration API is when to start the finalization step</text:p>
            </text:list-item>
            <text:list-item>
              <text:p text:style-name="P19">As is visible from the migration API protocol state machine showed beforehand, the finalization stage is critical and hard or impossible to recover from depending on the implementation</text:p>
            </text:list-item>
            <text:list-item>
              <text:p text:style-name="P19">While for the memory sync on its own, one could just call <text:span text:style-name="Source_Text">Finalize</text:span> multiple times to restart it</text:p>
            </text:list-item>
            <text:list-item>
              <text:p text:style-name="P19">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9">While not necessarily the case, such a suspend operation is not idempotent (since it might not just be a suspension that is required, but also a shutdown of dependencies etc.)</text:p>
            </text:list-item>
            <text:list-item>
              <text:p text:style-name="P19">“Reducing Virtual Machine Live Migration Overhead via Workload Analysis” provides an interesting analysis of options on how this decision of when to migrate can be made</text:p>
            </text:list-item>
            <text:list-item>
              <text:p text:style-name="P19">While being designed mostly for use with virtual machines, it could serve as a basis for other applications or migration scenarios, too</text:p>
            </text:list-item>
            <text:list-item>
              <text:p text:style-name="P19">The proposed method identifies workload cycles of VMs and uses this information to postpone the migration if doing so is beneficial</text:p>
            </text:list-item>
            <text:list-item>
              <text:p text:style-name="P19">This works by analyzing cyclic patters that can unnecessarily delay a VM’s migration, and identifies optimal cycles to migrate VMs in from this information</text:p>
            </text:list-item>
            <text:list-item>
              <text:p text:style-name="P19">For the VM use case, such cycles could for example be the GC of a large application triggering a lot of changes to the VMs memory etc.</text:p>
            </text:list-item>
            <text:list-item>
              <text:p text:style-name="P19">If a migration is proposed, the system checks for whether it is currently in a beneficial cycle to migrate in in which case it lets the migration proceed; otherwise, it postpones it until the next cycle</text:p>
            </text:list-item>
            <text:list-item>
              <text:p text:style-name="P19">The algorithm uses a Bayesian classifier to identify a favorable or unfavorable cycle</text:p>
            </text:list-item>
            <text:list-item>
              <text:p text:style-name="P19">Compared to the alternative, which is usually waiting for a significant percentage of the chunks that were not changed before tracking started to be synced first, this can potentially yield a lot of improvements</text:p>
            </text:list-item>
            <text:list-item>
              <text:p text:style-name="P19">The paper has found an improvement of up to 74% in terms of live migration time/downtime and 43% in terms of the amount of data transferred over the network</text:p>
            </text:list-item>
            <text:list-item>
              <text:p text:style-name="P19">While such a system was not implemented for r3map, using r3map with such a system would certainly be possible</text:p>
            </text:list-item>
            <text:list-item>
              <text:p text:style-name="P19">With these results in mind, it is interesting to look at how the migration API performs compared to the single-phase mount API</text:p>
            </text:list-item>
            <text:list-item>
              <text:p text:style-name="P19">Benchmark: Maximum acceptable downtime for a migration scenario with the Managed Mount API vs the Migration API</text:p>
            </text:list-item>
          </text:list>
        </text:list-item>
        <text:list-item>
          <text:p text:style-name="P13">Optimizing Mounts and Migrations</text:p>
          <text:list text:style-name="L20">
            <text:list-item>
              <text:p text:style-name="P20">Compared to existing remote mount and migration solutions, r3map is a bit special</text:p>
            </text:list-item>
            <text:list-item>
              <text:p text:style-name="P20">As mentioned before, most systems are designed for scenarios where such resources are accessible in a high-bandwidth, low-latency LAN</text:p>
            </text:list-item>
            <text:list-item>
              <text:p text:style-name="P20">This means that some assumptions concerning security, authentication, authorization and scalability were made that can not be made here</text:p>
            </text:list-item>
            <text:list-item>
              <text:p text:style-name="P20">For example encryption; while for a LAN deployment scenario it is probably assumed that there are no bad actors in the subnet, the same can not be said for WAN</text:p>
            </text:list-item>
            <text:list-item>
              <text:p text:style-name="P20">While depending on e.g. TLS etc. for the migration could have been an option, r3map should still be useful for LAN migration use cases, too, which is why it was made to be completely transport-agnostic</text:p>
            </text:list-item>
            <text:list-item>
              <text:p text:style-name="P20">This makes adding encryption very simple</text:p>
            </text:list-item>
            <text:list-item>
              <text:p text:style-name="P20">E.g. for LAN, the same assumptions that are being made in existing systems can be made, and fast latency-sensitive protocols like the SCSI RDMA protocol (SRP) or a bespoke protocol can be used</text:p>
            </text:list-item>
            <text:list-item>
              <text:p text:style-name="P20">For WAN, a standard internet protocol like TLS over TCP or QUIC can be used instead, which will allow for migration over the public internet, too</text:p>
            </text:list-item>
            <text:list-item>
              <text:p text:style-name="P2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20">Similarly so, authentication and authorization can be implemented in many ways</text:p>
            </text:list-item>
            <text:list-item>
              <text:p text:style-name="P2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20">For WAN specifically, new protocols such as QUIC allow tight integration with TLS for authentication and encryption</text:p>
            </text:list-item>
            <text:list-item>
              <text:p text:style-name="P2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20">QUIC has a way to establish 0-RTT TLS, which can save one or multiple RTTs and thus signficantly reduce this overhead, and handle authentication in the same step</text:p>
            </text:list-item>
            <text:list-item>
              <text:p text:style-name="P20">Another optimization that has been made to support this WAN deployment scenario is the pull-only architecture</text:p>
            </text:list-item>
            <text:list-item>
              <text:p text:style-name="P20">Usually, a pre-copy system pushes changes to the destination in the migration API</text:p>
            </text:list-item>
            <text:list-item>
              <text:p text:style-name="P20">This however makes such a system hard to use in a scenario where NATs exist, or a scenario in which the network might have an outage during the migration</text:p>
            </text:list-item>
            <text:list-item>
              <text:p text:style-name="P2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20">The pull-only system also means that unlike the push system that was implemented for the hash-based synchronization, a central forwarding hub is not necessary</text:p>
            </text:list-item>
            <text:list-item>
              <text:p text:style-name="P20">In the push-based system for the hash-based solution, the topology had to be static/all destinations would have to have received the changes made to the remote app’s memory since it was started</text:p>
            </text:list-item>
            <text:list-item>
              <text:p text:style-name="P20">In order to cut down on unnecessary duplicate data transmissions, a central forwarding hub was implemented</text:p>
            </text:list-item>
            <text:list-item>
              <text:p text:style-name="P20">This central forwarding hub does however add additional latency, which can be removed completely with the migration protocol’s P2P, pull-only algorithm</text:p>
            </text:list-item>
            <text:list-item>
              <text:p text:style-name="P20">In WAN, where latency is high, the ability to fetch chunks concurrently is very important</text:p>
            </text:list-item>
            <text:list-item>
              <text:p text:style-name="P20">Without concurrent background pulls, latency adds up very quickly as every memory request would have at least the RTT as latency</text:p>
            </text:list-item>
            <text:list-item>
              <text:p text:style-name="P20">The first prerequisite for supporting this is that the remote backend has to be able to read from multiple regions without locking the backend globally</text:p>
            </text:list-item>
            <text:list-item>
              <text:p text:style-name="P20">For the file backend for example, this is not the case, as the lock needs to be acquired for the entire file before an offset can be accessed (code snippet from https://github.com/pojntfx/go-nbd/blob/main/pkg/backend/file.go#L17-L25)</text:p>
            </text:list-item>
            <text:list-item>
              <text:p text:style-name="P20">For high-latency scenarios, this can quickly become a bottleneck</text:p>
            </text:list-item>
            <text:list-item>
              <text:p text:style-name="P20">While there are many ways to solve this, one is to use the directory backend</text:p>
            </text:list-item>
            <text:list-item>
              <text:p text:style-name="P20">Instead of using just one backing file, the directory backend is a chunked backend that uses a directory with one file for each chunk instead of a global file</text:p>
            </text:list-item>
            <text:list-item>
              <text:p text:style-name="P20">This means that the directory backend can lock each file individually, speeding up concurrent access</text:p>
            </text:list-item>
            <text:list-item>
              <text:p text:style-name="P20">This also applies to writes, where even concurrent writes to different chunks can be done at the same time as they are all backed by a separate file</text:p>
            </text:list-item>
            <text:list-item>
              <text:p text:style-name="P20">The directory backend keeps track of these chunks by using an internal map of locks (code snippet from https://github.com/pojntfx/r3map/blob/main/pkg/backend/directory.go#L22-L24)</text:p>
            </text:list-item>
            <text:list-item>
              <text:p text:style-name="P20">When a chunk is first accessed, a new file is created for the chunk (code snipped from https://github.com/pojntfx/r3map/blob/main/pkg/backend/directory.go#L77-L94)</text:p>
            </text:list-item>
            <text:list-item>
              <text:p text:style-name="P20">If the chunk is being read, the file is also truncated to one chunk length</text:p>
            </text:list-item>
            <text:list-item>
              <text:p text:style-name="P20">Since this could easily exhaust the number of maximum allowed file descriptors for a process, a check is added (code snippet from https://github.com/pojntfx/r3map/blob/main/pkg/backend/directory.go#L55-L75)</text:p>
            </text:list-item>
            <text:list-item>
              <text:p text:style-name="P20">If the maximum allowed number of open files is exceeded, the first file is closed and removed from the map, causing it to be reopened on a subsequent read</text:p>
            </text:list-item>
            <text:list-item>
              <text:p text:style-name="P20">These optimizations add an initial overhead to operations, but can significantly improve the pull speed in scenarios where the backing disk is slow or the latency is high</text:p>
            </text:list-item>
            <text:list-item>
              <text:p text:style-name="P20">Benchmark: File vs. directory backend performance</text:p>
            </text:list-item>
            <text:list-item>
              <text:p text:style-name="P20">Another aspect that plays an important role in performance for real-life deployments is the choice of RPC framework and transport protocol</text:p>
            </text:list-item>
            <text:list-item>
              <text:p text:style-name="P20">As mentioned before, both the mount and the migration APIs are transport-independent</text:p>
            </text:list-item>
            <text:list-item>
              <text:p text:style-name="P20">A simple RPC framework to use is dudirekta</text:p>
            </text:list-item>
            <text:list-item>
              <text:p text:style-name="P20">Dudirekta is reflection-based, which makes it very simple to use to iterate on the protocol quickly</text:p>
            </text:list-item>
            <text:list-item>
              <text:p text:style-name="P20">To use it, a simple wrapper struct with the needed RPC methods is created (code snippet from https://github.com/pojntfx/r3map/blob/main/pkg/services/backend.go#L41-L61)</text:p>
            </text:list-item>
            <text:list-item>
              <text:p text:style-name="P20">This wrapper struct simply calls the backend (or seeder etc.) functions</text:p>
            </text:list-item>
            <text:list-item>
              <text:p text:style-name="P20">The wrapper struct is then passed as the local function struct into a registry, which creates the RPC server (code snippet from https://github.com/pojntfx/r3map/blob/main/cmd/r3map-mount-benchmark-server/main.go#L146-L166)</text:p>
            </text:list-item>
            <text:list-item>
              <text:p text:style-name="P20">When the transport protocol, in this case TCP, <text:span text:style-name="Source_Text">accept</text:span>s a client it is linked to the registry (code snippet from https://github.com/pojntfx/r3map/blob/main/cmd/r3map-mount-benchmark-server/main.go#L198-L200)</text:p>
            </text:list-item>
            <text:list-item>
              <text:p text:style-name="P20">The used protocol is very simple (code snippet from https://github.com/pojntfx/dudirekta#protocol)</text:p>
            </text:list-item>
            <text:list-item>
              <text:p text:style-name="P20">If an RPC, such as <text:span text:style-name="Source_Text">ReadAt</text:span>, is called, it is looked up via reflection and validated (code snippet from https://github.com/pojntfx/dudirekta/blob/main/pkg/rpc/registry.go#L323-L357)</text:p>
            </text:list-item>
            <text:list-item>
              <text:p text:style-name="P20">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20">This allows for one important feature: Concurrent RPC calls</text:p>
            </text:list-item>
            <text:list-item>
              <text:p text:style-name="P20">Many simple RPC frameworks only support one RPC call at a time, because no demuxing is implemented</text:p>
            </text:list-item>
            <text:list-item>
              <text:p text:style-name="P20">For example, when dRPC (https://github.com/storj/drpc) was used, drastic performance issues were noted compared to gRPC etc., because no support for concurrent RPCs was implemented</text:p>
            </text:list-item>
            <text:list-item>
              <text:p text:style-name="P20">To use a RPC backend on the destination side, the wrapper struct’s remote representation is used (code snippet from https://github.com/pojntfx/r3map/blob/main/pkg/services/backend.go#L14-L19)</text:p>
            </text:list-item>
            <text:list-item>
              <text:p text:style-name="P20">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20">To do this, the arguments are marshalled into JSON, and a unique call ID is generated (code snippet from https://github.com/pojntfx/dudirekta/blob/main/pkg/rpc/registry.go#L109-L130)</text:p>
            </text:list-item>
            <text:list-item>
              <text:p text:style-name="P20">Once the remote has responded with a message containing the unique call ID, it unmarshalls the arguments, and returns (code snippet from https://github.com/pojntfx/dudirekta/blob/main/pkg/rpc/registry.go#L145-L217)</text:p>
            </text:list-item>
            <text:list-item>
              <text:p text:style-name="P20">This makes both calling RPCs and defining them completely transparent to the user</text:p>
            </text:list-item>
            <text:list-item>
              <text:p text:style-name="P20">Since dudirekta has a few limitations (such as the fact that slices are passed as copies, not references, and that context needs to be provided), the resulting remote struct can’t be used directly</text:p>
            </text:list-item>
            <text:list-item>
              <text:p text:style-name="P20">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20">The same backend implementation is also done for the seeder protocol (code snippet from https://github.com/pojntfx/r3map/blob/main/pkg/services/seeder.go)</text:p>
            </text:list-item>
            <text:list-item>
              <text:p text:style-name="P20">While the dudirekta RPC serves as a good reference implementation of the basic RPC protocol, it does not scale particularly well</text:p>
            </text:list-item>
            <text:list-item>
              <text:p text:style-name="P20">This mostly stems from two aspects of how it is designed</text:p>
            </text:list-item>
            <text:list-item>
              <text:p text:style-name="P20">JSON(L) is used for the wire format, which while simple and easy to analyze, is slow to marshal and unmarshal</text:p>
            </text:list-item>
            <text:list-item>
              <text:p text:style-name="P20">Dudirekta supports defining functions on both the client and the server</text:p>
            </text:list-item>
            <text:list-item>
              <text:p text:style-name="P20">This is very useful for implementing e.g. a pre-copy protocol where the source pushes chunks to the destination by simply calling a RPC on the destination</text:p>
            </text:list-item>
            <text:list-item>
              <text:p text:style-name="P20">Usually, RPCs don’t support exposing or calling RPCs on the client, too, only on the server</text:p>
            </text:list-item>
            <text:list-item>
              <text:p text:style-name="P20">This would mean that in order to implement a pre-copy protocol with pushes, the destination would have to be <text:span text:style-name="Source_Text">dial</text:span>able from the source</text:p>
            </text:list-item>
            <text:list-item>
              <text:p text:style-name="P20">In a LAN scenario, this is easy to implement, but in WAN it is complicated and requires authentication of both the client and the server</text:p>
            </text:list-item>
            <text:list-item>
              <text:p text:style-name="P20">Dudirekta fixes this by making the protocol itself bi-directional (example and code snippet from https://github.com/pojntfx/dudirekta/tree/main#1-define-local-functions)</text:p>
            </text:list-item>
            <text:list-item>
              <text:p text:style-name="P20">In addition to this, dudirekta works over any <text:span text:style-name="Source_Text">io.ReadWriter</text:span></text:p>
            </text:list-item>
            <text:list-item>
              <text:p text:style-name="P2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20">While implementing such a pooling mechanism in the future could be interesting, it turned out to not be necessary thanks to the pull-based pre-copy solution described earlier</text:p>
            </text:list-item>
            <text:list-item>
              <text:p text:style-name="P20">Instead, only calling RPCs exposed on the server from the client is the only requirement for an RPC framework, and other, more optimized RPC frameworks can already offer this</text:p>
            </text:list-item>
            <text:list-item>
              <text:p text:style-name="P20">Dudirekta uses reflection to make the RPCs essentially almost transparent to use</text:p>
            </text:list-item>
            <text:list-item>
              <text:p text:style-name="P20">By switching to a well-defined protocol with a DSL instead, we can gain further benefits from not having to use reflection and generating code instead</text:p>
            </text:list-item>
            <text:list-item>
              <text:p text:style-name="P20">One popular such framework is gRPC</text:p>
            </text:list-item>
            <text:list-item>
              <text:p text:style-name="P20">gRPC is a high-performance RPC framework based on Protocol Buffers</text:p>
            </text:list-item>
            <text:list-item>
              <text:p text:style-name="P20">Because it is based on Protobuf, we can define the protocol itself in the <text:span text:style-name="Source_Text">proto3</text:span> DSL</text:p>
            </text:list-item>
            <text:list-item>
              <text:p text:style-name="P20">The DSL also allows to specify the order of each field in the resulting wire protocol, making it possible to evolve the protocol over time without having to break backwards compatibility</text:p>
            </text:list-item>
            <text:list-item>
              <text:p text:style-name="P20">This is very important given that r3map could be ported to a language with less overhead in the future, e.g. Rust, and being able to re-use the existing wire protocol would make this much easier</text:p>
            </text:list-item>
            <text:list-item>
              <text:p text:style-name="P20">While dudirekta is a simple protocol that is easy to adapt for other languages, currently it only supports Go and JS, while gRPC supports many more</text:p>
            </text:list-item>
            <text:list-item>
              <text:p text:style-name="P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20">As mentioned before, for WAN migration or mount scenarios, things like authentication, authorization and encryption are important, which gRPC is well-suited for</text:p>
            </text:list-item>
            <text:list-item>
              <text:p text:style-name="P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20">gRPC is also based on HTTP/2, which means that it can benefit from existing load balancing tooling etc. that is popular in WAN for web uses even today</text:p>
            </text:list-item>
            <text:list-item>
              <text:p text:style-name="P20">This backend is implemented by first defining the protocol in the DSL (code snippet from https://github.com/pojntfx/r3map/blob/main/api/proto/migration/v1/seeder.proto)</text:p>
            </text:list-item>
            <text:list-item>
              <text:p text:style-name="P20">After generating the bindings, the generated backend interface is implemented by using the dudirekta wrapper struct as the abstraction layer (code snippet from https://github.com/pojntfx/r3map/blob/main/pkg/services/seeder_grpc.go)</text:p>
            </text:list-item>
            <text:list-item>
              <text:p text:style-name="P20">Unlike dudirekta, gRPC also implements concurrent RPCs and connection pooling</text:p>
            </text:list-item>
            <text:list-item>
              <text:p text:style-name="P20">Similarly to how having a backend that allows concurrent reads/writes can be useful to speed up the concurrent push/pull steps, having a protocol that allows for concurrent RPCs can do the same</text:p>
            </text:list-item>
            <text:list-item>
              <text:p text:style-name="P20">Connection pooling is another aspect that can help with this</text:p>
            </text:list-item>
            <text:list-item>
              <text:p text:style-name="P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20">Despite these benefits, gRPC is not perfect however</text:p>
            </text:list-item>
            <text:list-item>
              <text:p text:style-name="P20">Protobuf specifically, while being faster than JSON, is not the fastest serialization framework that could be used</text:p>
            </text:list-item>
            <text:list-item>
              <text:p text:style-name="P20">This is especially true for large chunks of data, and becomes a real bottleneck if the connection between source and destination would allow for a high throughput</text:p>
            </text:list-item>
            <text:list-item>
              <text:p text:style-name="P20">This is where fRPC, a RPC library that is easy to replace gRPC with, becomes useful</text:p>
            </text:list-item>
            <text:list-item>
              <text:p text:style-name="P20">fRPC is 2-4x faster than gRPC, and especially in terms of throughput (insert graphics from https://frpc.io/performance/grpc-benchmarks)</text:p>
            </text:list-item>
            <text:list-item>
              <text:p text:style-name="P20">Because throughput and latency determine the maximum acceptable downtime of a migration/the initial latency for mounts, choosing the right RPC protocol is an important decision</text:p>
            </text:list-item>
            <text:list-item>
              <text:p text:style-name="P20">fRPC also uses the same proto3 DSL, which makes it an easy drop-in replacement, and it also supports multiplexing and connection polling</text:p>
            </text:list-item>
            <text:list-item>
              <text:p text:style-name="P20">Because of these similarities, the usage of fRPC in r3map is extremely similar to gRPC (code snippet from https://github.com/pojntfx/r3map/blob/main/pkg/services/seeder_frpc.go)</text:p>
            </text:list-item>
            <text:list-item>
              <text:p text:style-name="P2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20">Benchmark: Effect of tuning the amount of push/pull workers in high-latency for these three backends on latency till first n chunks and throughput</text:p>
            </text:list-item>
            <text:list-item>
              <text:p text:style-name="P20">These backends provide a way to access a remote backend</text:p>
            </text:list-item>
            <text:list-item>
              <text:p text:style-name="P20">This is useful, esp. if the remote resource should be protected in some way or if it requires some kind of authorization</text:p>
            </text:list-item>
            <text:list-item>
              <text:p text:style-name="P20">Depending on the use case however, esp. for the mount API, having access to a remote backend without this level of indirection can be useful</text:p>
            </text:list-item>
            <text:list-item>
              <text:p text:style-name="P20">Fundamentally, a mount maps fairly well to a remote random-access storage device</text:p>
            </text:list-item>
            <text:list-item>
              <text:p text:style-name="P20">Many existing protocols and systems provide a way to access essentially this concept over a network</text:p>
            </text:list-item>
            <text:list-item>
              <text:p text:style-name="P20">One of these is Redis, an in-memory key-value store with network access</text:p>
            </text:list-item>
            <text:list-item>
              <text:p text:style-name="P20">Chunk offsets can be mapped to keys, and bytes are a valid key type, so the chunk itself can be stored directly in the KV store (code snippet from https://github.com/pojntfx/r3map/blob/main/pkg/backend/redis.go#L36-L63)</text:p>
            </text:list-item>
            <text:list-item>
              <text:p text:style-name="P20">Using Redis is particularly useful because it is able to handle the locking server-side in a very efficient way, and is well-tested for high-throughput etc. scenarious</text:p>
            </text:list-item>
            <text:list-item>
              <text:p text:style-name="P20">Authentication can also be handled using the Redis protocol, so can multi-tenancy by using multiple databases or a prefix</text:p>
            </text:list-item>
            <text:list-item>
              <text:p text:style-name="P20">Redis also has very fast read/write speeds due to its bespoke protocol and fast serialization</text:p>
            </text:list-item>
            <text:list-item>
              <text:p text:style-name="P20">While the Redis backend is very useful for read-/write usage, when deployment to the public internet is required, it might not be the best one</text:p>
            </text:list-item>
            <text:list-item>
              <text:p text:style-name="P20">The S3 backend is an good choice for mapping public information, e.g. media assets, binaries, large read-only filesystems etc. into memory</text:p>
            </text:list-item>
            <text:list-item>
              <text:p text:style-name="P20">S3 used to be an object storage service from AWS, but has since become a more or less standard way for accessing blobs thanks to open-source S3 implementations such as Minio</text:p>
            </text:list-item>
            <text:list-item>
              <text:p text:style-name="P20">Similarly to how files were used as individual files, one S3 object per chunk is used to store them</text:p>
            </text:list-item>
            <text:list-item>
              <text:p text:style-name="P20">S3 is based on HTTP, and like the Redis backend requires chunking due to it not supporting updates of part of a file</text:p>
            </text:list-item>
            <text:list-item>
              <text:p text:style-name="P20">In order to prevent having to store empty data, the backend interprets “not found” errors as empty chunks</text:p>
            </text:list-item>
            <text:list-item>
              <text:p text:style-name="P20">Another backend option is a NoSQL server such as Cassandra</text:p>
            </text:list-item>
            <text:list-item>
              <text:p text:style-name="P20">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20"><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20">Similarly to Redis, locking individual keys can be handled by the DB server</text:p>
            </text:list-item>
            <text:list-item>
              <text:p text:style-name="P20">But in the case of Cassandra, the DB server stores chunks on disk, so it can be used for persistent data</text:p>
            </text:list-item>
            <text:list-item>
              <text:p text:style-name="P20">In order to use Cassandra, migrations have to be applied for creating the table etc. (code snippet from https://github.com/pojntfx/r3map/blob/main/cmd/r3map-direct-mount-benchmark/main.go#L369-L396)</text:p>
            </text:list-item>
            <text:list-item>
              <text:p text:style-name="P20">Benchmark: These three backends on localhost and on remote hosts, where they could be of use</text:p>
            </text:list-item>
            <text:list-item>
              <text:p text:style-name="P20">Another interesting aspect of optimization to look at is the overhead of managed mounts</text:p>
            </text:list-item>
            <text:list-item>
              <text:p text:style-name="P20">It is possible for managed mounts (and migrations) to deliver signficantly lower performance compared to direct mounts</text:p>
            </text:list-item>
            <text:list-item>
              <text:p text:style-name="P20">This is because using managed mounts come with the cost of potential duplicate I/O operations</text:p>
            </text:list-item>
            <text:list-item>
              <text:p text:style-name="P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20">This however is only the case in scenarios with a very low latency between the local and remote backends</text:p>
            </text:list-item>
            <text:list-item>
              <text:p text:style-name="P20">If latency becomes higher, then the ability to pull the chunks in the background and in parallel with the puller will offset the cost of duplicate I/O</text:p>
            </text:list-item>
            <text:list-item>
              <text:p text:style-name="P20">The same applies to slow local backends, e.g. if slow disks or memory are being used, which can mean that offsetting the duplicate I/O will need a significantly higher latency to be worth it</text:p>
            </text:list-item>
            <text:list-item>
              <text:p text:style-name="P20">Benchmark: Latency and throughput of all benchmarks on localhost and in a realistic latency and throughput scenario (direct mounts can outperform managed mounts in tests on localhosts)</text:p>
            </text:list-item>
          </text:list>
        </text:list-item>
        <text:list-item>
          <text:p text:style-name="P13">Case Studies</text:p>
          <text:list text:style-name="L21">
            <text:list-item>
              <text:p text:style-name="P21">ram-dl is a fun experiment</text:p>
            </text:list-item>
            <text:list-item>
              <text:p text:style-name="P21">Tech demo for r3map</text:p>
            </text:list-item>
            <text:list-item>
              <text:p text:style-name="P21">Uses the fRPC backend to expand local system memory</text:p>
            </text:list-item>
            <text:list-item>
              <text:p text:style-name="P21">Can allow mounting a remote system’s RAM locally</text:p>
            </text:list-item>
            <text:list-item>
              <text:p text:style-name="P21">Can be used to inspect a remote system’s memory contents</text:p>
            </text:list-item>
            <text:list-item>
              <text:p text:style-name="P21">Is based on the direct mount API</text:p>
            </text:list-item>
            <text:list-item>
              <text:p text:style-name="P21">Uses mkswap, swapon and swapoff (code snippet from https://github.com/pojntfx/ram-dl/blob/main/cmd/ram-dl/main.go#L170-L190)</text:p>
            </text:list-item>
            <text:list-item>
              <text:p text:style-name="P21">Enables paging out to the block device provided by the direct mount API</text:p>
            </text:list-item>
            <text:list-item>
              <text:p text:style-name="P21"><text:span text:style-name="Source_Text">ram-ul</text:span> “uploads” RAM by exposing a memory, file or directory-backed file over fRPC</text:p>
            </text:list-item>
            <text:list-item>
              <text:p text:style-name="P21"><text:span text:style-name="Source_Text">ram-dl</text:span> then does all of the above</text:p>
            </text:list-item>
            <text:list-item>
              <text:p text:style-name="P21">Not really intended for real-world usecases, but does show that this can be used for interesting usecases such as real, remote RAM/Swap</text:p>
            </text:list-item>
            <text:list-item>
              <text:p text:style-name="P21">Shows how easy it is to use the resulting library, as the entire project is just ~300 SLOC including backend configuration, flags and other boilerplate</text:p>
            </text:list-item>
            <text:list-item>
              <text:p text:style-name="P21">tapisk is an interesting usecase because of how close it is to STFS, which provided the inspiration for the FUSE-based approach</text:p>
            </text:list-item>
            <text:list-item>
              <text:p text:style-name="P21">Very high read/write backend latency (multiple seconds, up to 90s, due to seeking)</text:p>
            </text:list-item>
            <text:list-item>
              <text:p text:style-name="P21">Linear access, no random reads</text:p>
            </text:list-item>
            <text:list-item>
              <text:p text:style-name="P21">Can benefit a lot from asynchronous writes provided by managed mounts</text:p>
            </text:list-item>
            <text:list-item>
              <text:p text:style-name="P21">Fast storage acts as a caching layer</text:p>
            </text:list-item>
            <text:list-item>
              <text:p text:style-name="P21">Backend is linear, so only one read/write possible at a time</text:p>
            </text:list-item>
            <text:list-item>
              <text:p text:style-name="P21">With local backend, writes are de-duplicated automatically and both can be asynchronous/concurrent</text:p>
            </text:list-item>
            <text:list-item>
              <text:p text:style-name="P21">Writes go to fast (“local”) backend first, syncer then handles in both directions</text:p>
            </text:list-item>
            <text:list-item>
              <text:p text:style-name="P21">Chunking works on tape drive records and blocks</text:p>
            </text:list-item>
            <text:list-item>
              <text:p text:style-name="P21">Only one concurrent reader/writer makes sense</text:p>
            </text:list-item>
            <text:list-item>
              <text:p text:style-name="P21">Syncing intervals to/from can maybe be minutes or more to make it more efficient (since long, connected write intervals prevent having to seek to a different position on disk)</text:p>
            </text:list-item>
            <text:list-item>
              <text:p text:style-name="P21">Tape backends can also be used to access large amounts of linear data (terrabytes) from a tape as though it were in memory</text:p>
            </text:list-item>
            <text:list-item>
              <text:p text:style-name="P21">Makes it possible to access even large datasets or backups in a way that is comfortable</text:p>
            </text:list-item>
            <text:list-item>
              <text:p text:style-name="P21">If a file system (e.g. EXT4) is written to the tape, the tape can be mounted as a random-access device</text:p>
            </text:list-item>
            <text:list-item>
              <text:p text:style-name="P21">Tape-specific backend is implemented as the <text:span text:style-name="Source_Text">backend.Backend</text:span> interface from go-nbd</text:p>
            </text:list-item>
            <text:list-item>
              <text:p text:style-name="P21">Backend can be re-used outside of tapisk, too (e.g. as a <text:span text:style-name="Source_Text">ram-dl</text:span> backend)</text:p>
            </text:list-item>
            <text:list-item>
              <text:p text:style-name="P21"><text:span text:style-name="Source_Text">bbolt</text:span> DB is used as an index</text:p>
            </text:list-item>
            <text:list-item>
              <text:p text:style-name="P21">Index maps simulated offsets to real tape records (code snippet from https://github.com/pojntfx/tapisk/blob/main/pkg/index/bbolt.go#L43-L68)</text:p>
            </text:list-item>
            <text:list-item>
              <text:p text:style-name="P21">When reading, first the tape looks up the real tape record for the requested offset (code snippet from https://github.com/pojntfx/tapisk/blob/main/pkg/backend/tape.go#L71-L78)</text:p>
            </text:list-item>
            <text:list-item>
              <text:p text:style-name="P21">Seeking can then use the accelerated <text:span text:style-name="Source_Text">MTSEEK</text:span> ioctl to fast-forward to a record on the tape (code snippet from https://github.com/pojntfx/tapisk/blob/main/pkg/mtio/tape.go#L25-L40)</text:p>
            </text:list-item>
            <text:list-item>
              <text:p text:style-name="P21">After seeking to the block, the chunk is read from the tape into memory</text:p>
            </text:list-item>
            <text:list-item>
              <text:p text:style-name="P21">When writing the drive seeks to the end of the tape (unless the last operation was a write already, in which case we’re already at the end) (code snippet from https://github.com/pojntfx/tapisk/blob/main/pkg/mtio/tape.go#L57-L72)</text:p>
            </text:list-item>
            <text:list-item>
              <text:p text:style-name="P21">After that, the current real tape block position is requested, stored in the index, and the offset is written to the tape (code snippet from https://github.com/pojntfx/tapisk/blob/main/pkg/backend/tape.go#L87-L119)</text:p>
            </text:list-item>
            <text:list-item>
              <text:p text:style-name="P21">This essentially makes the tape a chunked, reusable <text:span text:style-name="Source_Text">ReadWriterAt</text:span>, in the same way as the directory backend</text:p>
            </text:list-item>
            <text:list-item>
              <text:p text:style-name="P21">By using a RPC backend, a remote tape can be accessed in the same way, making it possible to map e.g. a remote library’s tape robot to your local memory</text:p>
            </text:list-item>
            <text:list-item>
              <text:p text:style-name="P21"><text:span text:style-name="Source_Text">tapisk</text:span> is a unique usecase that shows the versitility of the approach chosen and how flexible it is</text:p>
            </text:list-item>
            <text:list-item>
              <text:p text:style-name="P21">E.g. the chunking system didn’t have to be reimplemented (like with STFS) - we could just use the managed mount API directly without changes</text:p>
            </text:list-item>
            <text:list-item>
              <text:p text:style-name="P21">Can actually be a real usecase to replace LTFS</text:p>
            </text:list-item>
            <text:list-item>
              <text:p text:style-name="P21">LTFS is a kernel module filesystem for tape drives that makes them a file system the same way as STFS</text:p>
            </text:list-item>
            <text:list-item>
              <text:p text:style-name="P21">But is its own filesystem, while tapisk allows using any existing and tested filesystem on top of the generic block device</text:p>
            </text:list-item>
            <text:list-item>
              <text:p text:style-name="P21">Doesn’t support the caching, making it hard to use for memory mapping, too</text:p>
            </text:list-item>
            <text:list-item>
              <text:p text:style-name="P21">Tapisk also shows how minimal it is: While LTFS is 10s of thousands of SLOC, tapisk achieves the same and more in just under 350 SLOC</text:p>
            </text:list-item>
            <text:list-item>
              <text:p text:style-name="P21">Another potential usecase is using r3map to create a unique mountable remote filesystem</text:p>
            </text:list-item>
            <text:list-item>
              <text:p text:style-name="P21">Currently there are two choices on how these can be implemented</text:p>
            </text:list-item>
            <text:list-item>
              <text:p text:style-name="P21">Google Drive, Nextcloud etc. listen to file changes on a folder and synchronize files when they change</text:p>
            </text:list-item>
            <text:list-item>
              <text:p text:style-name="P21">The big drawback is that everything needs to be stored locally</text:p>
            </text:list-item>
            <text:list-item>
              <text:p text:style-name="P21">If a lot of data is stored (e.g. terabytes), the locally available files would need to be manually selected</text:p>
            </text:list-item>
            <text:list-item>
              <text:p text:style-name="P21">There is no way to dynamically download files this way as they are required</text:p>
            </text:list-item>
            <text:list-item>
              <text:p text:style-name="P21">It is however very efficient, since the filesystem is completely transparent to the user (writes are being synced back asynchronously)</text:p>
            </text:list-item>
            <text:list-item>
              <text:p text:style-name="P21">It also supports an offline usecase easily</text:p>
            </text:list-item>
            <text:list-item>
              <text:p text:style-name="P21">The other option is to use a FUSE, e.g. <text:span text:style-name="Source_Text">s3-fuse</text:span></text:p>
            </text:list-item>
            <text:list-item>
              <text:p text:style-name="P21">This means that files can be fetched on demand</text:p>
            </text:list-item>
            <text:list-item>
              <text:p text:style-name="P21">But comes with a heavy performance penalty</text:p>
            </text:list-item>
            <text:list-item>
              <text:p text:style-name="P21">Writes are usually done (esp. for <text:span text:style-name="Source_Text">s3-fuse</text:span>) when they are communicated to the FUSE by the kernel, which makes writes very slow</text:p>
            </text:list-item>
            <text:list-item>
              <text:p text:style-name="P21">Offline usage is also hard/usually impossible</text:p>
            </text:list-item>
            <text:list-item>
              <text:p text:style-name="P21">Also usually not a fully featured system (e.g. not <text:span text:style-name="Source_Text">inotify</text:span> support, missing permissions etc.)</text:p>
            </text:list-item>
            <text:list-item>
              <text:p text:style-name="P21">This leaves the choice between two imperfect systems, all with their own downsides</text:p>
            </text:list-item>
            <text:list-item>
              <text:p text:style-name="P21">Using r3map can combine both approaches by both not having to download all files in advance and being able to write back changes asynchronously</text:p>
            </text:list-item>
            <text:list-item>
              <text:p text:style-name="P21">It is also a fully-featured filesystem</text:p>
            </text:list-item>
            <text:list-item>
              <text:p text:style-name="P21">Files can also be downloaded preemptively for offline access, just like with e.g. the Google Drive approach</text:p>
            </text:list-item>
            <text:list-item>
              <text:p text:style-name="P21">This can be achieved by using the managed mount API</text:p>
            </text:list-item>
            <text:list-item>
              <text:p text:style-name="P21">The block device is formatted using any valid filesystem (e.g. EXT4) and then mounted</text:p>
            </text:list-item>
            <text:list-item>
              <text:p text:style-name="P21">If files should be downloaded in the background, the amount of pull workers can be set to anything <text:span text:style-name="Source_Text">&gt;0</text:span></text:p>
            </text:list-item>
            <text:list-item>
              <text:p text:style-name="P21">Reads to blocks/files that haven’t been read yet can be resolved from the remote backend, giving a FUSE-like experience</text:p>
            </text:list-item>
            <text:list-item>
              <text:p text:style-name="P21">Since read block are then written to the local one, making subsequent reads almost as fast as native disk reads (unlike in FUSE/like in the Nextcloud approach)</text:p>
            </text:list-item>
            <text:list-item>
              <text:p text:style-name="P21">Writes are done to the local backend and can then be synced up in periodic intervals like with the Nextcloud approach, making them much faster than a FUSE, too</text:p>
            </text:list-item>
            <text:list-item>
              <text:p text:style-name="P21">Similarly to how the mount API is used, the migration API could then be used to move the file system between two hosts in a highly efficient way and without a long downtime</text:p>
            </text:list-item>
            <text:list-item>
              <text:p text:style-name="P21">This essentially creates a system that bridges the gap between FUSE and file synchronization, once again showing how the memory synchronization tooling can be used to solve essentially the synchronization of any state, including disks</text:p>
            </text:list-item>
            <text:list-item>
              <text:p text:style-name="P21">Another usecase is accessing a remote database locally</text:p>
            </text:list-item>
            <text:list-item>
              <text:p text:style-name="P21">While using a database backend is one option of storing chunks, an actual database can also be stored in a mount as well</text:p>
            </text:list-item>
            <text:list-item>
              <text:p text:style-name="P21">Particularly interesting for in-memory or on-disk databases like SQLite</text:p>
            </text:list-item>
            <text:list-item>
              <text:p text:style-name="P21">Instead of having to download the entire SQLite database before using it, it can simply be mounted, and accessed as it is being used</text:p>
            </text:list-item>
            <text:list-item>
              <text:p text:style-name="P21">This allows very efficient network access, as only very rarely the entire database is needed</text:p>
            </text:list-item>
            <text:list-item>
              <text:p text:style-name="P21">Since reads are cached with the managed mount API, only the first read should potentially have a performance impact</text:p>
            </text:list-item>
            <text:list-item>
              <text:p text:style-name="P21">Similarly so writes to the database will be more or less the same throughput as to the local disk, since changes are written back asynchronously</text:p>
            </text:list-item>
            <text:list-item>
              <text:p text:style-name="P21">If the full database should eventually be accessible locally, the background pullers can be used</text:p>
            </text:list-item>
            <text:list-item>
              <text:p text:style-name="P21">If the location of e.g. indexes is known, then the pull heuristic can be specified to fetch these first to speed up initial queries</text:p>
            </text:list-item>
            <text:list-item>
              <text:p text:style-name="P21">SQLite itself doesn’t have to support a special interface or changes for this to work, since it can simply use the mount’s block device as it’s backend, which shows how universally the concept is usable</text:p>
            </text:list-item>
            <text:list-item>
              <text:p text:style-name="P21">This concept doesn’t just apply to SQLite however</text:p>
            </text:list-item>
            <text:list-item>
              <text:p text:style-name="P21">Other uses could for example be to make formats that are usually not streamable due to technical limitations</text:p>
            </text:list-item>
            <text:list-item>
              <text:p text:style-name="P21">One such format is famously MP4</text:p>
            </text:list-item>
            <text:list-item>
              <text:p text:style-name="P21">Usually, if someone downloads a MP4, they can’t start playing it before they have finished downloading</text:p>
            </text:list-item>
            <text:list-item>
              <text:p text:style-name="P21">This is because MP4s store metadata at the end of the file (graphic with metadata)</text:p>
            </text:list-item>
            <text:list-item>
              <text:p text:style-name="P21">The reason for storing this at the end is that generating the metadata requires encoding the video first</text:p>
            </text:list-item>
            <text:list-item>
              <text:p text:style-name="P21">Usually, if the file is downloaded from start to finish, then this metadata wouldn’t be accessible, and simply inverting the download order wouldn’t work since the stream would still be stored in different offsets of the file</text:p>
            </text:list-item>
            <text:list-item>
              <text:p text:style-name="P21">While there are ways of changing this (for example by storing the metadata in the beginning after the entire MP4 has been transcoded), this is not possible for already existing files</text:p>
            </text:list-item>
            <text:list-item>
              <text:p text:style-name="P21">With r3map however, the pull heuristic function can be used to immediately pre-fetch the metadata, and the individual chunks of the MP4 file are then being fetched in the background or as they are being accessed</text:p>
            </text:list-item>
            <text:list-item>
              <text:p text:style-name="P21">This allows making a format such as MP4 streamable before it has been fully downloaded yet, or making almost any format streamable no matter the codec without any changes required to the video/audio player or the format</text:p>
            </text:list-item>
            <text:list-item>
              <text:p text:style-name="P21">Another use case of this in-place streaming approach could be in gaming</text:p>
            </text:list-item>
            <text:list-item>
              <text:p text:style-name="P21">Usually, all assets of a game are currently being downloaded before the game is playable</text:p>
            </text:list-item>
            <text:list-item>
              <text:p text:style-name="P21">For many new AAA games, this can be hundreds of gigabytes</text:p>
            </text:list-item>
            <text:list-item>
              <text:p text:style-name="P21">Many of these assets aren’t required to start the game however</text:p>
            </text:list-item>
            <text:list-item>
              <text:p text:style-name="P21">Only some of them (e.g. the launcher, UI libraries, first level etc.) are</text:p>
            </text:list-item>
            <text:list-item>
              <text:p text:style-name="P21">In theory, one could design a game engine in such a way that these things are only fetched from a remote as they are required</text:p>
            </text:list-item>
            <text:list-item>
              <text:p text:style-name="P21">This would however require changing the way new games work, and would not work for existing games</text:p>
            </text:list-item>
            <text:list-item>
              <text:p text:style-name="P21">Playing games of e.g. a network drive or FUSE is also unrealistic due to performance limitations</text:p>
            </text:list-item>
            <text:list-item>
              <text:p text:style-name="P21">Using the managed mount API, the performance limitations of such an approach can be reduced, without changes to the game</text:p>
            </text:list-item>
            <text:list-item>
              <text:p text:style-name="P21">By using the background pull system, reads from chunks that have already been pulled are almost as fast as native disk reads</text:p>
            </text:list-item>
            <text:list-item>
              <text:p text:style-name="P21">By analyzing the data access pattern of an existing game, a pull heuristic function can be created which will then preemptively pull the game assets that are required first, keeping latency spikes as low as possible</text:p>
            </text:list-item>
            <text:list-item>
              <text:p text:style-name="P21">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1">The same concept could also be applied to launching any application</text:p>
            </text:list-item>
            <text:list-item>
              <text:p text:style-name="P21">For many languages, completely loading a binary or script into memory isn’t required for it to start executing</text:p>
            </text:list-item>
            <text:list-item>
              <text:p text:style-name="P21">Without significant changes to most interpreters and language VMs however, loading a file from a file system is the only available interface for loading programs</text:p>
            </text:list-item>
            <text:list-item>
              <text:p text:style-name="P21">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item>
              <text:p text:style-name="P21">Synchronization of app state is hard</text:p>
            </text:list-item>
            <text:list-item>
              <text:p text:style-name="P21">Even for hand-off scenarios a custom protocol is built most of the times</text:p>
            </text:list-item>
            <text:list-item>
              <text:p text:style-name="P21">It is possible to use a database sometimes (e.g. Firebase) to synchronize things</text:p>
            </text:list-item>
            <text:list-item>
              <text:p text:style-name="P21">But that can’t sync all data structures and requires using specific APIs to sync things</text:p>
            </text:list-item>
            <text:list-item>
              <text:p text:style-name="P21">What if you could mount and/or migrate any ressource?</text:p>
            </text:list-item>
            <text:list-item>
              <text:p text:style-name="P21">Usually these structures are marshalled, sent over a network, received on a second system, unmarshalled, and then are done being synced</text:p>
            </text:list-item>
            <text:list-item>
              <text:p text:style-name="P21">Requires a complex sync protocol, and when to sync, when to pull etc. is inefficient and usually happens over a third party (e.g. a database)</text:p>
            </text:list-item>
            <text:list-item>
              <text:p text:style-name="P21">Data structures can almost always be represented by am <text:span text:style-name="Source_Text">[]byte</text:span></text:p>
            </text:list-item>
            <text:list-item>
              <text:p text:style-name="P21">If the data structures are allocated from on a <text:span text:style-name="Source_Text">[]byte</text:span> from the block device, we can use the managed mount/direct mount/migration APIs to send/receive them or mount them</text:p>
            </text:list-item>
            <text:list-item>
              <text:p text:style-name="P21">This makes a few interesting usecases possible</text:p>
            </text:list-item>
            <text:list-item>
              <text:p text:style-name="P21">For example, one could imagine a TODO app</text:p>
            </text:list-item>
            <text:list-item>
              <text:p text:style-name="P21">By default, the app mounts the TODO list as a byte slice from a remote server</text:p>
            </text:list-item>
            <text:list-item>
              <text:p text:style-name="P21">Since authentication is pluggable and e.g. a database backend with a prefix for the user can be used, this could scaly fairly well</text:p>
            </text:list-item>
            <text:list-item>
              <text:p text:style-name="P21">Using the pre-emptive background pulls, when the user connects, they could stream the byte slice in from the remote server as the app is accessing it, and also pre-emptively pull the rest</text:p>
            </text:list-item>
            <text:list-item>
              <text:p text:style-name="P21">If the TODO list is modified by changing it in memory, these changes are automatically being written to the local backend</text:p>
            </text:list-item>
            <text:list-item>
              <text:p text:style-name="P21">The asynchronous push algorithm can then take these changes and sync them up to the remote backend when required</text:p>
            </text:list-item>
            <text:list-item>
              <text:p text:style-name="P21">If the local backend is persistent, such a setup can even survive network outages</text:p>
            </text:list-item>
            <text:list-item>
              <text:p text:style-name="P21">Locking is not handled by this, only one user is supported</text:p>
            </text:list-item>
            <text:list-item>
              <text:p text:style-name="P21">The in-memory representation would also need to be universal</text:p>
            </text:list-item>
            <text:list-item>
              <text:p text:style-name="P21">This is not the case with Go and for different CPU architectures</text:p>
            </text:list-item>
            <text:list-item>
              <text:p text:style-name="P21">But if e.g. Go is compiled to Wasm, and the Wasm VM’s linear memory is pointed to the NBD device, it is</text:p>
            </text:list-item>
            <text:list-item>
              <text:p text:style-name="P21">This would also allow storing in the entire app state in the Wasm remote, with no changes to the app itself</text:p>
            </text:list-item>
            <text:list-item>
              <text:p text:style-name="P21">More interesting possibly than this smart mount, where the remote struct is completely transparent to the user, could be the migration usecase</text:p>
            </text:list-item>
            <text:list-item>
              <text:p text:style-name="P21">If a user has the TODO app running on a phone, but wants to continue writing on their desktop, they can migrate the app’s state with r3map</text:p>
            </text:list-item>
            <text:list-item>
              <text:p text:style-name="P21">In this usecase, the migration API could be used</text:p>
            </text:list-item>
            <text:list-item>
              <text:p text:style-name="P21">The pre-copy phase could be automatically detected if the phone comes physically close to the computer</text:p>
            </text:list-item>
            <text:list-item>
              <text:p text:style-name="P21">Since this would be a LAN scenario, the migration would be very fast and allow for interesting hand-off usecases</text:p>
            </text:list-item>
            <text:list-item>
              <text:p text:style-name="P2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1">Migrating an app’s TODO list or any internal data structure is one option</text:p>
            </text:list-item>
            <text:list-item>
              <text:p text:style-name="P21">Using a toolkit like Apache Arrow can provide a universal format for this memory, but many other things are possible if a layer of indirection is added</text:p>
            </text:list-item>
            <text:list-item>
              <text:p text:style-name="P21">As mentioned before, a Wasm VM’s memory could also be migrated this way, allowing for any Wasm app to be transfered between hosts</text:p>
            </text:list-item>
            <text:list-item>
              <text:p text:style-name="P21">Similarly so, the Wasm app’s binary, a mounted WASI filesystem etc. could all be synchronized this way, too</text:p>
            </text:list-item>
            <text:list-item>
              <text:p text:style-name="P21">Due to the flexible nature of remap, it is possible to bring the semantics of VM live migration - moving running VMs between hosts - to anything that has state</text:p>
            </text:list-item>
            <text:list-item>
              <text:p text:style-name="P21">r3map can also be used for actual VM migration, with any hypervisor that supports mapping a VM’s memory to a block device</text:p>
            </text:list-item>
            <text:list-item>
              <text:p text:style-name="P21">This could also be other VMs (like e.g. the JVM), a browser’s JS VM, or - if the processor architectures etc. match - an entire process’s memory space</text:p>
            </text:list-item>
            <text:list-item>
              <text:p text:style-name="P21">Using the mount API, it would also be possible to bring the concept of VM snapshots to almost any app</text:p>
            </text:list-item>
            <text:list-item>
              <text:p text:style-name="P21">Thanks to the preemptive pull mechanism, restoring e.g. a Wasm VM outside a migration would also be a very fast operation</text:p>
            </text:list-item>
            <text:list-item>
              <text:p text:style-name="P21">Essentially, its VM memory migration and snapshots, but for any kind of state</text:p>
            </text:list-item>
            <text:list-item>
              <text:p text:style-name="P2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item>
          <text:p text:style-name="P13">Conclusion</text:p>
          <text:list text:style-name="L22">
            <text:list-item>
              <text:p text:style-name="P22">Looking back at all synchronization options and comparing ease of implementation, CPU load and network traffic between them</text:p>
            </text:list-item>
            <text:list-item>
              <text:p text:style-name="P22">Summary of the different approaches, and how the new solutions might make it possible to use memory as the universal access format</text:p>
            </text:list-item>
            <text:list-item>
              <text:p text:style-name="P22">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2T00:41:23Z</meta:creation-date>
    <dc:date>2023-07-12T00:41:23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